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draw:textarea-vertical-align="middl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0.45cm" fo:min-width="16.1cm"/>
      <style:paragraph-properties style:writing-mode="lr-tb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 fo:min-height="0.533cm" fo:min-width="7.764cm"/>
      <style:paragraph-properties style:writing-mode="lr-tb"/>
    </style:style>
    <style:style style:name="gr4" style:family="graphic" style:parent-style-name="standard">
      <style:graphic-properties draw:stroke="dash" draw:stroke-dash="Long_20_Dash" draw:textarea-horizontal-align="justify" draw:textarea-vertical-align="middle" draw:auto-grow-height="false" fo:min-height="14.833cm" fo:min-width="12.7cm"/>
    </style:style>
    <style:style style:name="gr5" style:family="graphic" style:parent-style-name="standard">
      <style:graphic-properties draw:textarea-horizontal-align="justify" draw:textarea-vertical-align="middle" draw:auto-grow-height="false" fo:min-height="0.321cm" fo:min-width="11.6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5cm" fo:min-width="27.2cm"/>
      <style:paragraph-properties style:writing-mode="lr-tb"/>
    </style:style>
    <style:style style:name="gr7" style:family="graphic" style:parent-style-name="standard">
      <style:graphic-properties draw:stroke="dash" draw:stroke-dash="Long_20_Dash" draw:textarea-horizontal-align="justify" draw:textarea-vertical-align="middle" draw:auto-grow-height="false" fo:min-height="10.743cm" fo:min-width="11.945cm"/>
    </style:style>
    <style:style style:name="gr8" style:family="graphic" style:parent-style-name="standard">
      <style:graphic-properties draw:fill="solid" draw:fill-color="#00ffff" draw:textarea-horizontal-align="justify" draw:textarea-vertical-align="middle" draw:auto-grow-height="false" fo:min-height="0.398cm" fo:min-width="11.366cm"/>
      <style:paragraph-properties style:writing-mode="lr-tb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 fo:min-height="0.677cm" fo:min-width="11.88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45cm" fo:min-width="11.60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21cm" fo:min-width="11.609cm"/>
      <style:paragraph-properties style:writing-mode="lr-tb"/>
    </style:style>
    <style:style style:name="gr12" style:family="graphic" style:parent-style-name="standard">
      <style:graphic-properties draw:stroke="dash" draw:stroke-dash="Long_20_Dash" draw:textarea-horizontal-align="justify" draw:textarea-vertical-align="middle" draw:auto-grow-height="false" fo:min-height="6.15cm" fo:min-width="5.82cm"/>
    </style:style>
    <style:style style:name="gr13" style:family="graphic" style:parent-style-name="standard">
      <style:graphic-properties draw:fill="solid" draw:fill-color="#00ffff" draw:textarea-horizontal-align="justify" draw:textarea-vertical-align="middle" draw:auto-grow-height="false" fo:min-height="0.533cm" fo:min-width="5.49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36cm" fo:min-width="5.49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37cm" fo:min-width="5.496cm"/>
      <style:paragraph-properties style:writing-mode="lr-tb"/>
    </style:style>
    <style:style style:name="gr16" style:family="graphic" style:parent-style-name="standard">
      <style:graphic-properties draw:stroke="dash" draw:stroke-dash="Long_20_Dash" draw:textarea-horizontal-align="justify" draw:textarea-vertical-align="middle" draw:auto-grow-height="false" fo:min-height="3.914cm" fo:min-width="4.068cm"/>
    </style:style>
    <style:style style:name="gr17" style:family="graphic" style:parent-style-name="standard">
      <style:graphic-properties draw:fill="solid" draw:fill-color="#00ffff" draw:textarea-horizontal-align="justify" draw:textarea-vertical-align="middle" draw:auto-grow-height="false" fo:min-height="0.252cm" fo:min-width="3.851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558cm" fo:min-width="3.482cm"/>
      <style:paragraph-properties style:writing-mode="lr-tb"/>
    </style:style>
    <style:style style:name="gr20" style:family="graphic" style:parent-style-name="standard">
      <style:graphic-properties draw:stroke="solid" draw:stroke-dash="Long_20_Dash" svg:stroke-width="0.1cm" draw:marker-start-width="0.35cm" draw:marker-end-width="0.35cm" draw:textarea-horizontal-align="justify" draw:textarea-vertical-align="middle" draw:auto-grow-height="false" fo:min-height="9.512cm" fo:min-width="11.266cm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 fo:min-height="2.108cm" fo:min-width="2.2cm"/>
      <style:paragraph-properties style:writing-mode="lr-tb"/>
    </style:style>
    <style:style style:name="gr22" style:family="graphic" style:parent-style-name="standard">
      <style:graphic-properties draw:fill="solid" draw:fill-color="#00ff00" draw:textarea-horizontal-align="justify" draw:textarea-vertical-align="middle" draw:auto-grow-height="false" fo:min-height="0.236cm" fo:min-width="10.49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107cm" fo:min-width="2.2cm"/>
      <style:paragraph-properties style:writing-mode="lr-tb"/>
    </style:style>
    <style:style style:name="gr24" style:family="graphic" style:parent-style-name="objectwithoutfill">
      <style:graphic-properties svg:stroke-width="0.1cm" svg:stroke-color="#ffa500" draw:marker-start="Arrow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a500" draw:marker-start="Arrow" draw:marker-start-width="0.45cm" draw:marker-end="Arrow" draw:marker-end-width="0.45cm" draw:textarea-vertical-align="middle" fo:padding-top="0.175cm" fo:padding-bottom="0.175cm" fo:padding-left="0.3cm" fo:padding-right="0.3cm"/>
      <style:paragraph-properties style:writing-mode="lr-tb"/>
    </style:style>
    <style:style style:name="gr26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27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gr28" style:family="graphic" style:parent-style-name="standard">
      <style:graphic-properties draw:stroke="dash" draw:stroke-dash="Long_20_Dash" draw:textarea-horizontal-align="justify" draw:textarea-vertical-align="middle" draw:auto-grow-height="false" fo:min-height="2.414cm" fo:min-width="4.068cm"/>
    </style:style>
    <style:style style:name="gr29" style:family="graphic" style:parent-style-name="objectwithoutfill">
      <style:graphic-properties svg:stroke-width="0.1cm" svg:stroke-color="#00ff00" draw:marker-start="Arrow" draw:marker-start-width="0.45cm" draw:marker-end="Arrow" draw:marker-end-width="0.45cm" draw:fill="solid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00ff00" draw:marker-start="Arrow" draw:marker-start-width="0.45cm" draw:marker-end="Arrow" draw:marker-end-width="0.45cm" draw:fill="solid" draw:textarea-vertical-align="middle" fo:padding-top="0.175cm" fo:padding-bottom="0.175cm" fo:padding-left="0.3cm" fo:padding-right="0.3cm"/>
      <style:paragraph-properties style:writing-mode="lr-tb"/>
    </style:style>
    <style:style style:name="gr31" style:family="graphic" style:parent-style-name="standard">
      <style:graphic-properties draw:stroke="dash" draw:stroke-dash="Long_20_Dash" draw:textarea-horizontal-align="justify" draw:textarea-vertical-align="middle" draw:auto-grow-height="false" fo:min-height="17.043cm" fo:min-width="22.7cm"/>
    </style:style>
    <style:style style:name="gr32" style:family="graphic" style:parent-style-name="standard">
      <style:graphic-properties draw:fill="solid" draw:fill-color="#00ffff" draw:textarea-horizontal-align="justify" draw:textarea-vertical-align="middle" draw:auto-grow-height="false" fo:min-height="0.769cm" fo:min-width="19.142cm"/>
      <style:paragraph-properties style:writing-mode="lr-tb"/>
    </style:style>
    <style:style style:name="gr33" style:family="graphic" style:parent-style-name="standard">
      <style:graphic-properties draw:stroke="solid" draw:stroke-dash="Long_20_Dash" svg:stroke-width="0.1cm" draw:marker-start-width="0.35cm" draw:marker-end-width="0.35cm" draw:textarea-horizontal-align="justify" draw:textarea-vertical-align="middle" draw:auto-grow-height="false" fo:min-height="15.164cm" fo:min-width="19.019cm" fo:padding-top="0.175cm" fo:padding-bottom="0.175cm" fo:padding-left="0.3cm" fo:padding-right="0.3cm"/>
    </style:style>
    <style:style style:name="gr34" style:family="graphic" style:parent-style-name="standard">
      <style:graphic-properties draw:textarea-horizontal-align="justify" draw:textarea-vertical-align="middle" draw:auto-grow-height="false" fo:min-height="2.599cm" fo:min-width="2.696cm"/>
      <style:paragraph-properties style:writing-mode="lr-tb"/>
    </style:style>
    <style:style style:name="gr35" style:family="graphic" style:parent-style-name="standard">
      <style:graphic-properties draw:fill="solid" draw:fill-color="#00ff00" draw:textarea-horizontal-align="justify" draw:textarea-vertical-align="middle" draw:auto-grow-height="false" fo:min-height="0.514cm" fo:min-width="17.704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2.598cm" fo:min-width="2.696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2.6cm" fo:min-width="2.69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2.6cm" fo:min-width="2.695cm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40" style:family="graphic" style:parent-style-name="objectwithoutfill">
      <style:graphic-properties svg:stroke-width="0.1cm" svg:stroke-color="#ffa500" draw:marker-start="Arrow" draw:marker-start-width="0.35cm" draw:marker-end="" draw:marker-end-width="0.35cm" draw:fill="solid" draw:textarea-vertical-align="middle" fo:padding-top="0.175cm" fo:padding-bottom="0.175cm" fo:padding-left="0.3cm" fo:padding-right="0.3cm"/>
      <style:paragraph-properties style:writing-mode="lr-tb"/>
    </style:style>
    <style:style style:name="gr41" style:family="graphic" style:parent-style-name="objectwithoutfill">
      <style:graphic-properties svg:stroke-width="0.1cm" svg:stroke-color="#ffa500" draw:marker-start="" draw:marker-start-width="0.35cm" draw:marker-end="Arrow" draw:marker-end-width="0.35cm" draw:fill="solid" draw:textarea-vertical-align="middle" fo:padding-top="0.175cm" fo:padding-bottom="0.175cm" fo:padding-left="0.3cm" fo:padding-right="0.3cm"/>
      <style:paragraph-properties style:writing-mode="lr-tb"/>
    </style:style>
    <style:style style:name="gr42" style:family="graphic" style:parent-style-name="objectwithoutfill">
      <style:graphic-properties svg:stroke-width="0.1cm" svg:stroke-color="#ffa5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cm" svg:stroke-color="#ffa500" draw:marker-start="" draw:marker-start-width="0.35cm" draw:marker-end="" draw:marker-end-width="0.35cm" draw:fill="solid" draw:textarea-vertical-align="middle" fo:padding-top="0.175cm" fo:padding-bottom="0.175cm" fo:padding-left="0.3cm" fo:padding-right="0.3cm"/>
      <style:paragraph-properties style:writing-mode="lr-tb"/>
    </style:style>
    <style:style style:name="gr44" style:family="graphic" style:parent-style-name="objectwithoutfill">
      <style:graphic-properties svg:stroke-width="0.1cm" svg:stroke-color="#ffa500" draw:marker-start-width="0.35cm" draw:marker-end="" draw:marker-end-width="0.45cm" draw:fill="solid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textarea-horizontal-align="justify" draw:textarea-vertical-align="middle" draw:auto-grow-height="false" fo:min-height="2.599cm" fo:min-width="2.695cm"/>
      <style:paragraph-properties style:writing-mode="lr-tb"/>
    </style:style>
    <style:style style:name="gr46" style:family="graphic" style:parent-style-name="objectwithoutfill">
      <style:graphic-properties svg:stroke-width="0.1cm" svg:stroke-color="#ffa500" draw:marker-start="Arrow" draw:marker-start-width="0.35cm" draw:marker-end="Arrow" draw:marker-end-width="0.35cm" draw:fill="solid" draw:textarea-vertical-align="middle" fo:padding-top="0.175cm" fo:padding-bottom="0.175cm" fo:padding-left="0.3cm" fo:padding-right="0.3cm"/>
      <style:paragraph-properties style:writing-mode="lr-tb"/>
    </style:style>
    <style:style style:name="gr47" style:family="graphic" style:parent-style-name="standard">
      <style:graphic-properties draw:stroke="dash" draw:stroke-dash="Long_20_Dash" draw:textarea-horizontal-align="justify" draw:textarea-vertical-align="middle" draw:auto-grow-height="false" fo:min-height="10.75cm" fo:min-width="13cm"/>
    </style:style>
    <style:style style:name="gr48" style:family="graphic" style:parent-style-name="standard">
      <style:graphic-properties draw:stroke="solid" draw:stroke-dash="Long_20_Dash" svg:stroke-width="0.1cm" draw:marker-start-width="0.35cm" draw:marker-end-width="0.35cm" draw:textarea-horizontal-align="justify" draw:textarea-vertical-align="middle" draw:auto-grow-height="false" fo:min-height="9.35cm" fo:min-width="12.2cm" fo:padding-top="0.175cm" fo:padding-bottom="0.175cm" fo:padding-left="0.3cm" fo:padding-right="0.3cm"/>
    </style:style>
    <style:style style:name="gr49" style:family="graphic" style:parent-style-name="standard">
      <style:graphic-properties draw:stroke="dash" draw:stroke-dash="Long_20_Dash" draw:textarea-horizontal-align="justify" draw:textarea-vertical-align="middle" draw:auto-grow-height="false" fo:min-height="3.433cm" fo:min-width="12.7cm"/>
    </style:style>
    <style:style style:name="gr50" style:family="graphic" style:parent-style-name="standard">
      <style:graphic-properties draw:fill="solid" draw:fill-color="#00ffff" draw:textarea-horizontal-align="justify" draw:textarea-vertical-align="middle" draw:auto-grow-height="false" fo:min-height="0.398cm" fo:min-width="12.3cm"/>
      <style:paragraph-properties style:writing-mode="lr-tb"/>
    </style:style>
    <style:style style:name="gr51" style:family="graphic" style:parent-style-name="standard">
      <style:graphic-properties draw:stroke="dash" draw:stroke-dash="Long_20_Dash" draw:textarea-horizontal-align="justify" draw:textarea-vertical-align="middle" draw:auto-grow-height="false" fo:min-height="17.043cm" fo:min-width="23.9cm"/>
    </style:style>
    <style:style style:name="gr52" style:family="graphic" style:parent-style-name="standard">
      <style:graphic-properties draw:stroke="solid" draw:stroke-dash="Long_20_Dash" svg:stroke-width="0.1cm" draw:marker-start-width="0.35cm" draw:marker-end-width="0.35cm" draw:textarea-horizontal-align="justify" draw:textarea-vertical-align="middle" draw:auto-grow-height="false" fo:min-height="9.35cm" fo:min-width="8.4cm" fo:padding-top="0.175cm" fo:padding-bottom="0.175cm" fo:padding-left="0.3cm" fo:padding-right="0.3cm"/>
    </style:style>
    <style:style style:name="gr53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54" style:family="graphic" style:parent-style-name="standard">
      <style:graphic-properties draw:fill="solid" draw:fill-color="#00ff00" draw:textarea-horizontal-align="justify" draw:textarea-vertical-align="middle" draw:auto-grow-height="false" fo:min-height="0.236cm" fo:min-width="4.1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1.75cm" fo:min-width="1.5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1.65cm" fo:min-width="1.6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1.75cm" fo:min-width="1.4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1.608cm" fo:min-width="2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1.308cm" fo:min-width="1.3cm"/>
      <style:paragraph-properties style:writing-mode="lr-tb"/>
    </style:style>
    <style:style style:name="gr60" style:family="graphic" style:parent-style-name="objectwithoutfill">
      <style:graphic-properties draw:marker-start="" draw:marker-end="Arrow" draw:marker-end-width="0.2cm" draw:fill="solid" draw:textarea-vertical-align="middle"/>
    </style:style>
    <style:style style:name="gr61" style:family="graphic" style:parent-style-name="standard">
      <style:graphic-properties draw:textarea-horizontal-align="justify" draw:textarea-vertical-align="middle" draw:auto-grow-height="false" fo:min-height="1.408cm" fo:min-width="1.4cm"/>
      <style:paragraph-properties style:writing-mode="lr-tb"/>
    </style:style>
    <style:style style:name="gr62" style:family="graphic" style:parent-style-name="objectwithoutfill">
      <style:graphic-properties draw:fill="solid" draw:textarea-vertical-align="middle"/>
    </style:style>
    <style:style style:name="gr63" style:family="graphic" style:parent-style-name="standard">
      <style:graphic-properties draw:stroke="dash" draw:stroke-dash="Long_20_Dash" draw:textarea-horizontal-align="justify" draw:textarea-vertical-align="middle" draw:auto-grow-height="false" fo:min-height="4.75cm" fo:min-width="3.1cm"/>
    </style:style>
    <style:style style:name="gr64" style:family="graphic" style:parent-style-name="standard">
      <style:graphic-properties draw:textarea-horizontal-align="justify" draw:textarea-vertical-align="middle" draw:auto-grow-height="false" fo:min-height="0.65cm" fo:min-width="2cm"/>
      <style:paragraph-properties style:writing-mode="lr-tb"/>
    </style:style>
    <style:style style:name="gr65" style:family="graphic" style:parent-style-name="standard">
      <style:graphic-properties draw:fill="solid" draw:fill-color="#00ffff" draw:textarea-horizontal-align="justify" draw:textarea-vertical-align="middle" draw:auto-grow-height="false" fo:min-height="0.45cm" fo:min-width="2.9cm"/>
      <style:paragraph-properties style:writing-mode="lr-tb"/>
    </style:style>
    <style:style style:name="gr66" style:family="graphic" style:parent-style-name="standard">
      <style:graphic-properties draw:fill="solid" draw:fill-color="#00ffff" draw:textarea-horizontal-align="justify" draw:textarea-vertical-align="middle" draw:auto-grow-height="false" fo:min-height="0.15cm" fo:min-width="3.851cm"/>
      <style:paragraph-properties style:writing-mode="lr-tb"/>
    </style:style>
    <style:style style:name="gr67" style:family="graphic" style:parent-style-name="standard">
      <style:graphic-properties draw:stroke="dash" draw:stroke-dash="Long_20_Dash" draw:textarea-horizontal-align="justify" draw:textarea-vertical-align="middle" draw:auto-grow-height="false" fo:min-height="1.25cm" fo:min-width="3.1cm"/>
    </style:style>
    <style:style style:name="gr68" style:family="graphic" style:parent-style-name="standard">
      <style:graphic-properties draw:stroke="dash" draw:stroke-dash="Long_20_Dash" draw:textarea-horizontal-align="justify" draw:textarea-vertical-align="middle" draw:auto-grow-height="false" fo:min-height="3.35cm" fo:min-width="3.1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0000"/>
      <style:paragraph-properties fo:text-align="center" style:writing-mode="lr-tb"/>
    </style:style>
    <style:style style:name="P4" style:family="paragraph">
      <loext:graphic-properties draw:fill="solid" draw:fill-color="#00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00ff00"/>
      <style:paragraph-properties fo:text-align="center" style:writing-mode="lr-tb"/>
    </style:style>
    <style:style style:name="P9" style:family="paragraph">
      <loext:graphic-properties draw:fill="solid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style:text-outline="true"/>
    </style:style>
    <style:style style:name="T1" style:family="text">
      <style:text-properties style:text-outline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8.899cm" svg:height="16.499cm" svg:x="8.5cm" svg:y="3.3cm" svg:viewBox="0 0 18900 16500" draw:points="0,0 0,16500 13900,16500 13900,5500 18900,5500 18900,0">
          <text:p/>
        </draw:polygon>
        <draw:custom-shape draw:style-name="gr2" draw:text-style-name="P3" xml:id="id1" draw:id="id1" draw:layer="layout" svg:width="16.6cm" svg:height="0.7cm" svg:x="1.5cm" svg:y="1.6cm">
          <text:p text:style-name="P2">La voiture électri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8.264cm" svg:height="0.783cm" svg:x="11.315cm" svg:y="3.417cm">
          <text:p text:style-name="P2">Système embarqué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3.2cm" svg:height="15.083cm" svg:x="8.8cm" svg:y="4.4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155cm" svg:height="0.571cm" svg:x="9.245cm" svg:y="5.76cm">
          <text:p text:style-name="P2">Prise OBD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5" draw:layer="layout" svg:width="27.7cm" svg:height="0.9cm" svg:x="1cm" svg:y="0.9cm">
          <draw:text-box>
            <text:p text:style-name="P1">Schéma fonctionnel du scénario n°1</text:p>
          </draw:text-box>
        </draw:frame>
        <draw:custom-shape draw:style-name="gr7" draw:text-style-name="P1" draw:layer="layout" svg:width="12.445cm" svg:height="10.993cm" svg:x="9.089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1.866cm" svg:height="0.648cm" svg:x="9.3cm" svg:y="8.352cm">
          <text:p text:style-name="P2">Espace de dépôt d’application tiers et offici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12.387cm" svg:height="0.927cm" svg:x="9.248cm" svg:y="4.617cm">
          <text:p text:style-name="P2">Partie accessibl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108cm" svg:height="0.595cm" svg:x="9.292cm" svg:y="6.494cm">
          <text:p text:style-name="P2">Prise US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12.109cm" svg:height="0.571cm" svg:x="9.245cm" svg:y="7.229cm">
          <text:p text:style-name="P6">Bluetoo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xml:id="id5" draw:id="id5" draw:layer="layout" svg:width="6.32cm" svg:height="6.4cm" svg:x="1.43cm" svg:y="3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2" draw:id="id2" draw:layer="layout" svg:width="5.996cm" svg:height="0.783cm" svg:x="1.592cm" svg:y="3.417cm">
          <text:p text:style-name="P2">Batterie de trac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2" draw:layer="layout" svg:width="5.996cm" svg:height="0.886cm" svg:x="1.6cm" svg:y="4.5cm">
          <text:p text:style-name="P2">Capacité totale <text:line-break/>de la batteri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cm" svg:y="5.475cm">
          <text:p text:style-name="P2">Puissance instantané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996cm" svg:height="0.887cm" svg:x="1.6cm" svg:y="6.449cm">
          <text:p text:style-name="P2">Autonomie estimé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cm" svg:y="7.424cm">
          <text:p text:style-name="P2">Poids du véhicule initial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68cm" svg:height="4.164cm" svg:x="22.432cm" svg:y="4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4.351cm" svg:height="0.502cm" svg:x="22.549cm" svg:y="4.498cm">
          <text:p text:style-name="P2">Interface utilisateur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svg:x1="9.8cm" svg:y1="2.3cm" svg:x2="4.59cm" svg:y2="3.417cm" draw:start-shape="id1" draw:start-glue-point="2" draw:end-shape="id2" draw:end-glue-point="4" svg:d="M9800 2300v558h-5210v559" svg:viewBox="0 0 5211 1118">
          <text:p/>
        </draw:connector>
        <draw:connector draw:style-name="gr18" draw:text-style-name="P7" draw:layer="layout" svg:x1="9.8cm" svg:y1="2.3cm" svg:x2="15.447cm" svg:y2="3.417cm" draw:start-shape="id1" draw:start-glue-point="2" draw:end-shape="id3" draw:end-glue-point="4" svg:d="M9800 2300v558h5647v559" svg:viewBox="0 0 5648 1118">
          <text:p/>
        </draw:connector>
        <draw:custom-shape draw:style-name="gr19" draw:text-style-name="P2" xml:id="id6" draw:id="id6" draw:layer="layout" svg:width="3.982cm" svg:height="0.808cm" svg:x="22.784cm" svg:y="5.804cm">
          <text:p text:style-name="P2">Écran de navigation<text:line-break/>tactile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982cm" svg:height="0.808cm" svg:x="22.784cm" svg:y="6.736cm">
          <text:p text:style-name="P2">Haut parleur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.866cm" svg:height="9.862cm" svg:x="9.379cm" svg:y="9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4" draw:id="id4" draw:layer="layout" svg:width="2.7cm" svg:height="2.358cm" svg:x="9.6cm" svg:y="13.642cm">
          <text:p text:style-name="P2">Module </text:p>
          <text:p text:style-name="P2">Gestion Batterie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0.998cm" svg:height="0.486cm" svg:x="9.702cm" svg:y="9.414cm">
          <text:p text:style-name="P2">Notre systè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2.7cm" svg:height="2.357cm" svg:x="14.7cm" svg:y="16.4cm">
          <text:p text:style-name="P2">Module </text:p>
          <text:p text:style-name="P2">Capture<text:line-break/>Température<text:line-break/>Prévisionnel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9.6cm" svg:y="16.4cm">
          <text:p text:style-name="P2">Module </text:p>
          <text:p text:style-name="P2">Calcul du<text:line-break/>Meilleur<text:line-break/>Trajet<text:line-break/>Accessible</text:p>
          <draw:enhanced-geometry svg:viewBox="0 0 21600 21600" draw:type="rectangle" draw:enhanced-path="M 0 0 L 21600 0 21600 21600 0 21600 0 0 Z N"/>
        </draw:custom-shape>
        <draw:custom-shape draw:style-name="gr21" draw:text-style-name="P2" xml:id="id9" draw:id="id9" draw:layer="layout" svg:width="2.7cm" svg:height="2.358cm" svg:x="17.8cm" svg:y="13.8cm">
          <text:p text:style-name="P2">Module </text:p>
          <text:p text:style-name="P2">Calcul de la</text:p>
          <text:p text:style-name="P2">Porté disponible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13.2cm" svg:y="13.7cm">
          <text:p text:style-name="P2">Module </text:p>
          <text:p text:style-name="P2">Capture<text:line-break/>Vidéo</text:p>
          <text:p text:style-name="P2">Routière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13.3cm" svg:y="10.642cm">
          <text:p text:style-name="P2">Module </text:p>
          <text:p text:style-name="P2">Instruction <text:line-break/>Routière<text:line-break/>pour<text:line-break/>l’Utilisateur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svg:x1="9.6cm" svg:y1="14.821cm" svg:x2="7.75cm" svg:y2="6.4cm" draw:start-shape="id4" draw:start-glue-point="3" draw:end-shape="id5" draw:end-glue-point="1" svg:d="M9600 14821h-925v-8421h-925" svg:viewBox="0 0 1851 8422">
          <text:p/>
        </draw:connector>
        <draw:line draw:style-name="gr25" draw:text-style-name="P2" draw:layer="layout" svg:x1="1.2cm" svg:y1="12.8cm" svg:x2="3.4cm" svg:y2="12.8cm">
          <text:p text:style-name="P1"><text:line-break/><text:line-break/><text:tab/><text:tab/><text:tab/><text:tab/>demande et récupère les infos de la batterie</text:p>
        </draw:line>
        <draw:connector draw:style-name="gr26" draw:text-style-name="P7" draw:layer="layout" draw:line-skew="0.555cm" svg:x1="22.784cm" svg:y1="6.208cm" svg:x2="20.6cm" svg:y2="11.821cm" draw:start-shape="id6" draw:start-glue-point="3" draw:end-shape="id7" draw:end-glue-point="1" svg:d="M22784 6208h-537v5613h-1647" svg:viewBox="0 0 2185 5614">
          <text:p/>
        </draw:connector>
        <draw:line draw:style-name="gr27" draw:text-style-name="P2" draw:layer="layout" svg:x1="1.4cm" svg:y1="13.9cm" svg:x2="3.4cm" svg:y2="13.9cm">
          <text:p text:style-name="P1"><text:line-break/><text:line-break/><text:line-break/><text:tab/><text:tab/>L’utilisateur lance notre logiciel<text:line-break/> <text:s text:c="6"/>Il s’affiche à l’écran</text:p>
        </draw:line>
        <draw:custom-shape draw:style-name="gr21" draw:text-style-name="P2" xml:id="id7" draw:id="id7" draw:layer="layout" svg:width="2.7cm" svg:height="2.358cm" svg:x="17.9cm" svg:y="10.642cm">
          <text:p text:style-name="P2">Module </text:p>
          <text:p text:style-name="P2">Interaction<text:line-break/>Utilisateur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04cm" svg:y="8.514cm">
          <text:p text:style-name="P2">Température batteri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.568cm" svg:height="2.664cm" svg:x="23.7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4.351cm" svg:height="0.502cm" svg:x="23.817cm" svg:y="13.498cm">
          <text:p text:style-name="P2">GraphHooper</text:p>
          <draw:enhanced-geometry svg:viewBox="0 0 21600 21600" draw:type="rectangle" draw:enhanced-path="M 0 0 L 21600 0 21600 21600 0 21600 0 0 Z N"/>
        </draw:custom-shape>
        <draw:custom-shape draw:style-name="gr19" draw:text-style-name="P2" xml:id="id8" draw:id="id8" draw:layer="layout" svg:width="3.982cm" svg:height="0.808cm" svg:x="24cm" svg:y="14.592cm">
          <text:p text:style-name="P2">API key</text:p>
          <draw:enhanced-geometry svg:viewBox="0 0 21600 21600" draw:type="rectangle" draw:enhanced-path="M 0 0 L 21600 0 21600 21600 0 21600 0 0 Z N"/>
        </draw:custom-shape>
        <draw:connector draw:style-name="gr29" draw:text-style-name="P7" draw:layer="layout" draw:type="lines" svg:x1="24cm" svg:y1="14.996cm" svg:x2="20.5cm" svg:y2="14.979cm" draw:start-shape="id8" draw:start-glue-point="3" draw:end-shape="id9" draw:end-glue-point="1" svg:d="M24000 14996h-501l-2498-17h-501" svg:viewBox="0 0 3501 18">
          <text:p/>
        </draw:connector>
        <draw:connector draw:style-name="gr30" draw:text-style-name="P7" draw:layer="layout" draw:type="lines" svg:x1="3.413cm" svg:y1="15.557cm" svg:x2="1.3cm" svg:y2="15.5cm" svg:d="M3413 15557l-2113-57" svg:viewBox="0 0 2114 58">
          <text:p text:style-name="P1"/>
          <text:p text:style-name="P1"/>
          <text:p text:style-name="P1"/>
          <text:p text:style-name="P1"/>
          <text:p text:style-name="P1"><text:tab/><text:tab/><text:tab/><text:tab/></text:p>
          <text:p text:style-name="P1"><text:tab/><text:tab/><text:tab/><text:tab/>Demande et récupère des info si la destination </text:p>
          <text:p text:style-name="P1"><text:s text:c="19"/><text:tab/> <text:s text:c="10"/>est possible sans prendre en compte </text:p>
          <text:p text:style-name="P1"><text:tab/> <text:s text:c="8"/>L’autonomie de la batterie et</text:p>
          <text:p text:style-name="P1"><text:s text:c="12"/>les points de recharge</text:p>
        </draw:connector>
      </draw:page>
      <draw:page draw:name="page2" draw:style-name="dp1" draw:master-page-name="Standard">
        <draw:custom-shape draw:style-name="gr31" draw:text-style-name="P1" draw:layer="layout" svg:width="23.2cm" svg:height="17.293cm" svg:x="4.6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19.642cm" svg:height="1.019cm" svg:x="4.949cm" svg:y="2.139cm">
          <text:p text:style-name="P2">Espace de dépôt d’application tiers et offici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9.619cm" svg:height="15.514cm" svg:x="5.081cm" svg:y="3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xml:id="id14" draw:id="id14" draw:layer="layout" svg:width="3.196cm" svg:height="2.849cm" svg:x="5.9cm" svg:y="12.2cm">
          <text:p text:style-name="P2">Module </text:p>
          <text:p text:style-name="P2">Gestion Batter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layout" svg:width="18.204cm" svg:height="0.764cm" svg:x="5.615cm" svg:y="3.81cm">
          <text:p text:style-name="P2">Notre systè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xml:id="id21" draw:id="id21" draw:layer="layout" svg:width="3.196cm" svg:height="2.848cm" svg:x="16.7cm" svg:y="15.6cm">
          <text:p text:style-name="P2">Module </text:p>
          <text:p text:style-name="P2">Capture<text:line-break/>Température<text:line-break/>Prévision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xml:id="id12" draw:id="id12" draw:layer="layout" svg:width="3.196cm" svg:height="2.85cm" svg:x="20.604cm" svg:y="11.55cm">
          <text:p text:style-name="P2">Module </text:p>
          <text:p text:style-name="P2">Calcul du<text:line-break/>Meilleur<text:line-break/>Trajet<text:line-break/>Accessib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xml:id="id13" draw:id="id13" draw:layer="layout" svg:width="3.196cm" svg:height="2.85cm" svg:x="12.504cm" svg:y="11.55cm">
          <text:p text:style-name="P2">Module </text:p>
          <text:p text:style-name="P2">Calcul de la</text:p>
          <text:p text:style-name="P2">Porté disponib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xml:id="id11" draw:id="id11" draw:layer="layout" svg:width="3.196cm" svg:height="2.85cm" svg:x="13.2cm" svg:y="6.6cm">
          <text:p text:style-name="P2">Module </text:p>
          <text:p text:style-name="P2">Instruction <text:line-break/>Routière<text:line-break/>pour<text:line-break/>l’Utilisate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xml:id="id10" draw:id="id10" draw:layer="layout" svg:width="3.195cm" svg:height="2.85cm" svg:x="20.7cm" svg:y="5.35cm">
          <text:p text:style-name="P2">Module </text:p>
          <text:p text:style-name="P2">Interaction<text:line-break/>Utilisateu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7.7cm" svg:height="0.9cm" svg:x="1cm" svg:y="0.9cm">
          <draw:text-box>
            <text:p text:style-name="P1">Schéma fonctionnel du scénario n°1</text:p>
            <text:p text:style-name="P1">Vue des interaction au sein du système</text:p>
          </draw:text-box>
        </draw:frame>
        <draw:connector draw:style-name="gr39" draw:text-style-name="P9" draw:layer="layout" draw:type="line" svg:x1="28.676cm" svg:y1="5.72cm" svg:x2="23.9cm" svg:y2="5.718cm" svg:d="M28676 5720l-4776-2" svg:viewBox="0 0 4777 3">
          <text:p text:style-name="P1">Lance l’application<text:line-break/></text:p>
        </draw:connector>
        <draw:connector draw:style-name="gr40" draw:text-style-name="P9" draw:layer="layout" svg:x1="5.9cm" svg:y1="13.6cm" svg:x2="1.077cm" svg:y2="13.6cm" svg:d="M5900 13600h-4823" svg:viewBox="0 0 4824 1">
          <text:p text:style-name="P2">return infoBattery</text:p>
        </draw:connector>
        <draw:connector draw:style-name="gr41" draw:text-style-name="P9" draw:layer="layout" svg:x1="5.9cm" svg:y1="12.803cm" svg:x2="1.053cm" svg:y2="12.8cm" svg:d="M5900 12803h-2423v-3h-2424" svg:viewBox="0 0 4848 4">
          <text:p text:style-name="P2">6,1,1</text:p>
          <text:p text:style-name="P2">askInfoBattery()</text:p>
        </draw:connector>
        <draw:connector draw:style-name="gr39" draw:text-style-name="P9" draw:layer="layout" draw:type="line" svg:x1="23.9cm" svg:y1="6.6cm" svg:x2="28.701cm" svg:y2="6.577cm" svg:d="M23900 6600l4801-23" svg:viewBox="0 0 4802 24">
          <text:p text:style-name="P1">Affiche l’application<text:line-break/></text:p>
        </draw:connector>
        <draw:connector draw:style-name="gr41" draw:text-style-name="P9" draw:layer="layout" svg:x1="28.7cm" svg:y1="7.403cm" svg:x2="23.853cm" svg:y2="7.4cm" svg:d="M28700 7403h-2423v-3h-2424" svg:viewBox="0 0 4848 4">
          <text:p text:style-name="P2">1</text:p>
          <text:p text:style-name="P2">allerIci(lieu)</text:p>
        </draw:connector>
        <draw:connector draw:style-name="gr41" draw:text-style-name="P9" draw:layer="layout" svg:x1="20.7cm" svg:y1="6.775cm" svg:x2="16.396cm" svg:y2="8.025cm" draw:start-shape="id10" draw:start-glue-point="3" draw:end-shape="id11" draw:end-glue-point="1" svg:d="M20700 6775h-2152v1250h-2152" svg:viewBox="0 0 4305 1251">
          <text:p text:style-name="P2">2</text:p>
          <text:p text:style-name="P2">chemin(départ,arriver)</text:p>
        </draw:connector>
        <draw:connector draw:style-name="gr41" draw:text-style-name="P9" draw:layer="layout" svg:x1="14.798cm" svg:y1="9.45cm" svg:x2="22.202cm" svg:y2="11.55cm" draw:start-shape="id11" draw:start-glue-point="2" draw:end-shape="id12" draw:end-glue-point="0" svg:d="M14798 9450v1050h7404v1050" svg:viewBox="0 0 7405 2101">
          <text:p text:style-name="P2">3</text:p>
          <text:p text:style-name="P2">cheminAccesible(départ,arriver)</text:p>
        </draw:connector>
        <draw:connector draw:style-name="gr41" draw:text-style-name="P9" draw:layer="layout" svg:x1="23.8cm" svg:y1="12.975cm" svg:x2="22.202cm" svg:y2="14.4cm" draw:start-shape="id12" draw:start-glue-point="1" draw:end-shape="id12" draw:end-glue-point="2" svg:d="M23800 12975h501v1926h-2099v-501" svg:viewBox="0 0 2100 1927">
          <text:p text:style-name="P2"><text:line-break/><text:line-break/><text:line-break/><text:line-break/><text:line-break/>4<text:line-break/>estPossible()</text:p>
        </draw:connector>
        <draw:connector draw:style-name="gr41" draw:text-style-name="P9" draw:layer="layout" svg:x1="20.604cm" svg:y1="12.975cm" svg:x2="15.7cm" svg:y2="12.975cm" draw:start-shape="id12" draw:start-glue-point="3" draw:end-shape="id13" draw:end-glue-point="1" svg:d="M20604 12975h-4904" svg:viewBox="0 0 4905 1">
          <text:p text:style-name="P2">5<text:line-break/>estAccessible()</text:p>
        </draw:connector>
        <draw:connector draw:style-name="gr41" draw:text-style-name="P9" draw:layer="layout" svg:x1="12.504cm" svg:y1="12.975cm" svg:x2="14.102cm" svg:y2="11.55cm" draw:start-shape="id13" draw:start-glue-point="3" draw:end-shape="id13" draw:end-glue-point="0" svg:d="M12504 12975h-501v-1926h2099v501" svg:viewBox="0 0 2100 1927">
          <text:p text:style-name="P2">6<text:line-break/>calculPortée()<text:line-break/><text:line-break/><text:line-break/><text:line-break/><text:line-break/><text:line-break/><text:line-break/></text:p>
        </draw:connector>
        <draw:connector draw:style-name="gr41" draw:text-style-name="P9" draw:layer="layout" draw:line-skew="0.9cm -0.698cm" svg:x1="12.504cm" svg:y1="12.975cm" svg:x2="7.498cm" svg:y2="12.2cm" draw:start-shape="id13" draw:start-glue-point="3" draw:end-shape="id14" draw:end-glue-point="0" svg:d="M12504 12975h-804v-1975h-4202v1200" svg:viewBox="0 0 5007 1976">
          <text:p text:style-name="P2">6,1<text:line-break/> <text:s text:c="3"/>getTemperature()</text:p>
          <text:p text:style-name="P2"/>
          <text:p text:style-name="P2"/>
          <text:p text:style-name="P2"/>
          <text:p text:style-name="P2"/>
          <text:p text:style-name="P2"/>
          <text:p text:style-name="P2"><text:line-break/></text:p>
        </draw:connector>
        <draw:line draw:style-name="gr42" draw:text-style-name="P7" xml:id="id15" draw:id="id15" draw:layer="layout" svg:x1="10.9cm" svg:y1="13.5cm" svg:x2="12.5cm" svg:y2="13.5cm">
          <text:p/>
        </draw:line>
        <draw:connector draw:style-name="gr43" draw:text-style-name="P9" draw:layer="layout" svg:x1="10.9cm" svg:y1="13.5cm" svg:x2="9.9cm" svg:y2="12.9cm" draw:start-shape="id15" draw:start-glue-point="3" draw:end-shape="id16" draw:end-glue-point="1" svg:d="M10900 13500h-1000v-600" svg:viewBox="0 0 1001 601">
          <text:p text:style-name="P2"><text:s text:c="5"/></text:p>
          <text:p text:style-name="P2"/>
          <text:p text:style-name="P2"/>
          <text:p text:style-name="P2">6,1<text:line-break/> <text:s text:c="3"/>return</text:p>
          <text:p text:style-name="P2"/>
          <text:p text:style-name="P2"/>
          <text:p text:style-name="P2"><text:line-break/></text:p>
        </draw:connector>
        <draw:line draw:style-name="gr44" draw:text-style-name="P7" xml:id="id17" draw:id="id17" draw:layer="layout" svg:x1="12.5cm" svg:y1="14.4cm" svg:x2="11.3cm" svg:y2="14.4cm">
          <text:p/>
        </draw:line>
        <draw:connector draw:style-name="gr41" draw:text-style-name="P9" draw:layer="layout" svg:x1="11.3cm" svg:y1="14.4cm" svg:x2="9.096cm" svg:y2="13.624cm" draw:start-shape="id17" draw:start-glue-point="3" draw:end-shape="id14" draw:end-glue-point="1" svg:d="M11300 14400h-1126v-776h-1078" svg:viewBox="0 0 2205 777">
          <text:p text:style-name="P2">6,2<text:line-break/> <text:s text:c="3"/>getCapaciter()</text:p>
        </draw:connector>
        <draw:line draw:style-name="gr42" draw:text-style-name="P7" xml:id="id18" draw:id="id18" draw:layer="layout" svg:x1="13.2cm" svg:y1="15.2cm" svg:x2="13.2cm" svg:y2="14.3cm">
          <text:p/>
        </draw:line>
        <draw:line draw:style-name="gr44" draw:text-style-name="P7" xml:id="id19" draw:id="id19" draw:layer="layout" svg:x1="7.2cm" svg:y1="16.4cm" svg:x2="7.2cm" svg:y2="15cm">
          <text:p/>
        </draw:line>
        <draw:connector draw:style-name="gr43" draw:text-style-name="P9" draw:layer="layout" svg:x1="13.2cm" svg:y1="15.2cm" svg:x2="7.2cm" svg:y2="16.4cm" draw:start-shape="id18" draw:start-glue-point="2" draw:end-shape="id19" draw:end-glue-point="2" svg:d="M13200 15200h-3087v1200h-2913" svg:viewBox="0 0 6001 1201">
          <text:p text:style-name="P2">6,2</text:p>
          <text:p text:style-name="P2">return capaciter</text:p>
        </draw:connector>
        <draw:line draw:style-name="gr44" draw:text-style-name="P7" xml:id="id20" draw:id="id20" draw:layer="layout" svg:x1="14.3cm" svg:y1="17.1cm" svg:x2="14.3cm" svg:y2="14.4cm">
          <text:p/>
        </draw:line>
        <draw:connector draw:style-name="gr41" draw:text-style-name="P9" draw:layer="layout" svg:x1="14.3cm" svg:y1="17.1cm" svg:x2="13.702cm" svg:y2="14.4cm" draw:start-shape="id20" draw:start-glue-point="2" svg:d="M14300 17100h-574v-2700h-24" svg:viewBox="0 0 599 2701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6,4<text:line-break/> <text:s text:c="3"/>calculEnergieNecessaire() <text:s text:c="2"/><text:s text:c="6"/></text:p>
        </draw:connector>
        <draw:line draw:style-name="gr44" draw:text-style-name="P7" xml:id="id22" draw:id="id22" draw:layer="layout" svg:x1="15cm" svg:y1="15.9cm" svg:x2="15cm" svg:y2="14.4cm">
          <text:p/>
        </draw:line>
        <draw:connector draw:style-name="gr40" draw:text-style-name="P9" draw:layer="layout" svg:x1="16.7cm" svg:y1="17.024cm" svg:x2="15cm" svg:y2="15.9cm" draw:start-shape="id21" draw:start-glue-point="3" draw:end-shape="id22" draw:end-glue-point="2" svg:d="M16700 17024h-825v-1124h-875" svg:viewBox="0 0 1701 1125">
          <text:p text:style-name="P2"><text:s text:c="15"/>getVariationTemp()</text:p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connector draw:style-name="gr43" draw:text-style-name="P9" draw:layer="layout" draw:line-skew="-0.412cm" svg:x1="16.7cm" svg:y1="14cm" svg:x2="18.298cm" svg:y2="15.6cm" draw:start-shape="id23" draw:start-glue-point="1" draw:end-shape="id21" draw:end-glue-point="0" svg:d="M16700 14000v500h1598v1100" svg:viewBox="0 0 1599 1601">
          <text:p text:style-name="P2">6,3</text:p>
          <text:p text:style-name="P2">return differentiel</text:p>
          <text:p text:style-name="P2"/>
          <text:p text:style-name="P2"/>
          <text:p text:style-name="P2"/>
        </draw:connector>
        <draw:line draw:style-name="gr42" draw:text-style-name="P7" xml:id="id23" draw:id="id23" draw:layer="layout" svg:x1="16.7cm" svg:y1="14cm" svg:x2="15.7cm" svg:y2="14cm">
          <text:p/>
        </draw:line>
        <draw:line draw:style-name="gr42" draw:text-style-name="P7" xml:id="id25" draw:id="id25" draw:layer="layout" svg:x1="18.2cm" svg:y1="12.1cm" svg:x2="20.6cm" svg:y2="12.1cm">
          <text:p/>
        </draw:line>
        <draw:line draw:style-name="gr44" draw:text-style-name="P7" xml:id="id24" draw:id="id24" draw:layer="layout" svg:x1="16.3cm" svg:y1="12.1cm" svg:x2="15.6cm" svg:y2="12.1cm">
          <text:p/>
        </draw:line>
        <draw:connector draw:style-name="gr43" draw:text-style-name="P9" draw:layer="layout" svg:x1="16.3cm" svg:y1="12.1cm" svg:x2="18.2cm" svg:y2="12.1cm" draw:start-shape="id24" draw:start-glue-point="1" draw:end-shape="id25" draw:end-glue-point="3" svg:d="M16300 12100h1900" svg:viewBox="0 0 1901 1">
          <text:p text:style-name="P2"><text:line-break/> <text:s text:c="13"/>7a Oui</text:p>
          <text:p text:style-name="P2"><text:s text:c="15"/>7b Non</text:p>
          <text:p text:style-name="P2"/>
        </draw:connector>
        <draw:line draw:style-name="gr44" draw:text-style-name="P7" xml:id="id26" draw:id="id26" draw:layer="layout" svg:x1="23.2cm" svg:y1="10.3cm" svg:x2="23.2cm" svg:y2="11.5cm">
          <text:p/>
        </draw:line>
        <draw:connector draw:style-name="gr43" draw:text-style-name="P9" draw:layer="layout" svg:x1="23.2cm" svg:y1="10.3cm" svg:x2="17.2cm" svg:y2="9.3cm" draw:start-shape="id26" draw:start-glue-point="0" draw:end-shape="id27" draw:end-glue-point="1" svg:d="M23200 10300h-3000v-1000h-3000" svg:viewBox="0 0 6001 1001">
          <text:p text:style-name="P2">[Si 7a ou (7b et!estPossible)] 8a<text:line-break/>retourne chemin<text:line-break/></text:p>
          <text:p text:style-name="P2"/>
          <text:p text:style-name="P2"/>
          <text:p text:style-name="P2"/>
        </draw:connector>
        <draw:line draw:style-name="gr44" draw:text-style-name="P7" xml:id="id27" draw:id="id27" draw:layer="layout" svg:x1="16.4cm" svg:y1="9.3cm" svg:x2="17.2cm" svg:y2="9.3cm">
          <text:p/>
        </draw:line>
        <draw:connector draw:style-name="gr43" draw:text-style-name="P9" draw:layer="layout" draw:line-skew="0.55cm" svg:x1="23.2cm" svg:y1="10.3cm" svg:x2="24.3cm" svg:y2="12.3cm" draw:start-shape="id26" draw:start-glue-point="0" draw:end-shape="id28" draw:end-glue-point="0" svg:d="M23200 10300h1100v2000" svg:viewBox="0 0 1101 2001">
          <text:p text:style-name="P2"><text:s text:c="26"/><text:s text:c="2"/>[Si 7b] et estPossible() <text:line-break/> <text:s text:c="23"/>8b, revenir a étape 5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line draw:style-name="gr44" draw:text-style-name="P7" xml:id="id28" draw:id="id28" draw:layer="layout" svg:x1="24.3cm" svg:y1="12.3cm" svg:x2="24.3cm" svg:y2="13cm">
          <text:p/>
        </draw:line>
        <draw:connector draw:style-name="gr40" draw:text-style-name="P9" draw:layer="layout" draw:line-skew="-0.149cm" svg:x1="22.297cm" svg:y1="5.35cm" svg:x2="14.798cm" svg:y2="6.6cm" draw:start-shape="id10" draw:start-glue-point="0" draw:end-shape="id11" draw:end-glue-point="0" svg:d="M22297 5350v-650h-7499v1900" svg:viewBox="0 0 7500 1901">
          <text:p text:style-name="P2"/>
          <text:p text:style-name="P2"/>
          <text:p text:style-name="P2"/>
          <text:p text:style-name="P2">[Si chemin != null] 9<text:line-break/>retourne chemin<text:line-break/>[Sinon] retourne null</text:p>
          <text:p text:style-name="P2"/>
          <text:p text:style-name="P2"/>
          <text:p text:style-name="P2"/>
        </draw:connector>
        <draw:connector draw:style-name="gr41" draw:text-style-name="P9" draw:layer="layout" draw:line-skew="-3.038cm" svg:x1="23.2cm" svg:y1="5.1cm" svg:x2="28.726cm" svg:y2="4.889cm" draw:start-shape="id29" draw:start-glue-point="0" svg:d="M23200 5100v-211h5526" svg:viewBox="0 0 5527 212">
          <text:p text:style-name="P2">[Si chemin!= null] 10<text:line-break/>afficher chemin<text:line-break/>[Sinon]<text:line-break/>Destination impossible<text:line-break/><text:line-break/><text:line-break/><text:line-break/><text:line-break/></text:p>
        </draw:connector>
        <draw:line draw:style-name="gr44" draw:text-style-name="P7" xml:id="id29" draw:id="id29" draw:layer="layout" svg:x1="23.2cm" svg:y1="5.1cm" svg:x2="23.2cm" svg:y2="5.4cm">
          <text:p/>
        </draw:line>
        <draw:line draw:style-name="gr44" draw:text-style-name="P7" xml:id="id16" draw:id="id16" draw:layer="layout" svg:x1="9.9cm" svg:y1="12.9cm" svg:x2="9.1cm" svg:y2="12.9cm">
          <text:p/>
        </draw:line>
        <draw:custom-shape draw:style-name="gr45" draw:text-style-name="P2" xml:id="id30" draw:id="id30" draw:layer="layout" svg:width="3.195cm" svg:height="2.849cm" svg:x="6.1cm" svg:y="6.1cm">
          <text:p text:style-name="P2">Module </text:p>
          <text:p text:style-name="P2">Capture<text:line-break/>Vidéo</text:p>
          <text:p text:style-name="P2">Routiè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9" draw:layer="layout" svg:x1="9.295cm" svg:y1="7.524cm" svg:x2="13.2cm" svg:y2="8.025cm" draw:start-shape="id30" draw:start-glue-point="1" draw:end-shape="id11" draw:end-glue-point="3" svg:d="M9295 7524h1952v501h1953" svg:viewBox="0 0 3906 502">
          <text:p text:style-name="P2"/>
          <text:p text:style-name="P2"/>
          <text:p text:style-name="P2"/>
          <text:p text:style-name="P2">[Tant que actif] 9<text:line-break/>lance la capture</text:p>
          <text:p text:style-name="P2">Vidéo et rajoute</text:p>
          <text:p text:style-name="P2">Des info au </text:p>
          <text:p text:style-name="P2">chemin courant</text:p>
          <text:p text:style-name="P2"/>
          <text:p text:style-name="P2"/>
          <text:p text:style-name="P2"/>
        </draw:connector>
      </draw:page>
      <draw:page draw:name="page3" draw:style-name="dp1" draw:master-page-name="Standard">
        <draw:custom-shape draw:style-name="gr47" draw:text-style-name="P1" draw:layer="layout" svg:width="13.5cm" svg:height="11cm" svg:x="8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12.8cm" svg:height="9.7cm" svg:x="8.9cm" svg:y="9.4cm">
          <text:p/>
          <draw:enhanced-geometry svg:viewBox="0 0 21600 21600" draw:mirror-horizontal="true" draw:type="rectangle" draw:enhanced-path="M 0 0 L 21600 0 21600 21600 0 21600 0 0 Z N"/>
        </draw:custom-shape>
        <draw:polygon draw:style-name="gr1" draw:text-style-name="P1" draw:layer="layout" svg:width="18.899cm" svg:height="5.499cm" svg:x="8.5cm" svg:y="3.3cm" svg:viewBox="0 0 18900 5500" draw:points="0,0 0,5000 13400,5000 13900,5500 18900,5500 18900,0">
          <text:p/>
        </draw:polygon>
        <draw:custom-shape draw:style-name="gr2" draw:text-style-name="P3" xml:id="id31" draw:id="id31" draw:layer="layout" svg:width="16.6cm" svg:height="0.7cm" svg:x="1.5cm" svg:y="1.6cm">
          <text:p text:style-name="P2">La voiture électri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3" draw:id="id33" draw:layer="layout" svg:width="8.264cm" svg:height="0.783cm" svg:x="11.315cm" svg:y="3.417cm">
          <text:p text:style-name="P2">Système embarqué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1" draw:layer="layout" svg:width="13.2cm" svg:height="3.683cm" svg:x="8.8cm" svg:y="4.4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35" draw:id="id35" draw:layer="layout" svg:width="12.155cm" svg:height="0.571cm" svg:x="9.245cm" svg:y="5.76cm">
          <text:p text:style-name="P2">Prise OBD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5" draw:layer="layout" svg:width="27.7cm" svg:height="0.9cm" svg:x="1cm" svg:y="0.9cm">
          <draw:text-box>
            <text:p text:style-name="P1">Schéma fonctionnel du scénario n°2,1</text:p>
          </draw:text-box>
        </draw:frame>
        <draw:custom-shape draw:style-name="gr9" draw:text-style-name="P4" draw:layer="layout" svg:width="12.387cm" svg:height="0.927cm" svg:x="9.248cm" svg:y="4.617cm">
          <text:p text:style-name="P2">Partie accessibl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108cm" svg:height="0.595cm" svg:x="9.292cm" svg:y="6.494cm">
          <text:p text:style-name="P2">Prise US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12.109cm" svg:height="0.571cm" svg:x="9.245cm" svg:y="7.229cm">
          <text:p text:style-name="P2">Bluetoo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xml:id="id38" draw:id="id38" draw:layer="layout" svg:width="6.32cm" svg:height="6.4cm" svg:x="1.43cm" svg:y="3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32" draw:id="id32" draw:layer="layout" svg:width="5.996cm" svg:height="0.783cm" svg:x="1.592cm" svg:y="3.417cm">
          <text:p text:style-name="P2">Batterie de trac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2" draw:layer="layout" svg:width="5.996cm" svg:height="0.886cm" svg:x="1.6cm" svg:y="4.5cm">
          <text:p text:style-name="P2">Capacité totale <text:line-break/>de la batteri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cm" svg:y="5.475cm">
          <text:p text:style-name="P2">Puissance instantané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996cm" svg:height="0.887cm" svg:x="1.6cm" svg:y="6.449cm">
          <text:p text:style-name="P2">Autonomie estimé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cm" svg:y="7.424cm">
          <text:p text:style-name="P2">Poids du véhicule initial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68cm" svg:height="4.164cm" svg:x="22.432cm" svg:y="4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4.351cm" svg:height="0.502cm" svg:x="22.549cm" svg:y="4.498cm">
          <text:p text:style-name="P2">Interface utilisateur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svg:x1="9.8cm" svg:y1="2.3cm" svg:x2="4.59cm" svg:y2="3.417cm" draw:start-shape="id31" draw:start-glue-point="2" draw:end-shape="id32" draw:end-glue-point="4" svg:d="M9800 2300v558h-5210v559" svg:viewBox="0 0 5211 1118">
          <text:p/>
        </draw:connector>
        <draw:connector draw:style-name="gr18" draw:text-style-name="P7" draw:layer="layout" svg:x1="9.8cm" svg:y1="2.3cm" svg:x2="15.447cm" svg:y2="3.417cm" draw:start-shape="id31" draw:start-glue-point="2" draw:end-shape="id33" draw:end-glue-point="4" svg:d="M9800 2300v558h5647v559" svg:viewBox="0 0 5648 1118">
          <text:p/>
        </draw:connector>
        <draw:custom-shape draw:style-name="gr19" draw:text-style-name="P2" xml:id="id36" draw:id="id36" draw:layer="layout" svg:width="3.982cm" svg:height="0.808cm" svg:x="22.784cm" svg:y="5.804cm">
          <text:p text:style-name="P2">Écran de navigation<text:line-break/>tactile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982cm" svg:height="0.808cm" svg:x="22.784cm" svg:y="6.736cm">
          <text:p text:style-name="P2">Haut parleur</text:p>
          <draw:enhanced-geometry svg:viewBox="0 0 21600 21600" draw:type="rectangle" draw:enhanced-path="M 0 0 L 21600 0 21600 21600 0 21600 0 0 Z N"/>
        </draw:custom-shape>
        <draw:custom-shape draw:style-name="gr21" draw:text-style-name="P2" xml:id="id34" draw:id="id34" draw:layer="layout" svg:width="2.7cm" svg:height="2.358cm" svg:x="18cm" svg:y="10.542cm">
          <text:p text:style-name="P2">Module </text:p>
          <text:p text:style-name="P2">Gestion Batterie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0.998cm" svg:height="0.486cm" svg:x="9.6cm" svg:y="9.614cm">
          <text:p text:style-name="P2">Notre systèm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cm" svg:height="2.357cm" svg:x="14.7cm" svg:y="16.4cm">
          <text:p text:style-name="P2">Module </text:p>
          <text:p text:style-name="P2">Capture<text:line-break/>Température<text:line-break/>Prévisionnel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9.6cm" svg:y="10.7cm">
          <text:p text:style-name="P2">Module </text:p>
          <text:p text:style-name="P2">Capture<text:line-break/>Température</text:p>
          <text:p text:style-name="P2">Actuel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9.6cm" svg:y="16.4cm">
          <text:p text:style-name="P2">Module </text:p>
          <text:p text:style-name="P2">Calcul du<text:line-break/>Meilleur<text:line-break/>Trajet<text:line-break/>Accessible</text:p>
          <draw:enhanced-geometry svg:viewBox="0 0 21600 21600" draw:type="rectangle" draw:enhanced-path="M 0 0 L 21600 0 21600 21600 0 21600 0 0 Z N"/>
        </draw:custom-shape>
        <draw:custom-shape draw:style-name="gr21" draw:text-style-name="P2" xml:id="id40" draw:id="id40" draw:layer="layout" svg:width="2.7cm" svg:height="2.358cm" svg:x="18.2cm" svg:y="16.242cm">
          <text:p text:style-name="P2">Module </text:p>
          <text:p text:style-name="P2">Calcul de la</text:p>
          <text:p text:style-name="P2">Porté disponible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13.2cm" svg:y="13.7cm">
          <text:p text:style-name="P2">Module </text:p>
          <text:p text:style-name="P2">Capture<text:line-break/>Vidéo</text:p>
          <text:p text:style-name="P2">Routière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13.3cm" svg:y="10.642cm">
          <text:p text:style-name="P2">Module </text:p>
          <text:p text:style-name="P2">Instruction <text:line-break/>Routière<text:line-break/>pour<text:line-break/>l’Utilisateur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draw:line-skew="0.199cm" svg:x1="20.7cm" svg:y1="11.721cm" svg:x2="21.4cm" svg:y2="6.046cm" draw:start-shape="id34" draw:start-glue-point="1" draw:end-shape="id35" draw:end-glue-point="7" svg:d="M20700 11721h1400v-5675h-700" svg:viewBox="0 0 1401 5676">
          <text:p/>
        </draw:connector>
        <draw:line draw:style-name="gr25" draw:text-style-name="P10" draw:layer="layout" svg:x1="1.1cm" svg:y1="11.6cm" svg:x2="7.3cm" svg:y2="11.6cm">
          <text:p text:style-name="P1"><text:span text:style-name="T1">demande et récupère les infos </text:span></text:p>
          <text:p text:style-name="P1"><text:span text:style-name="T1">de la batterie directement</text:span></text:p>
          <text:p text:style-name="P1"><text:span text:style-name="T1"><text:s/></text:span><text:span text:style-name="T1">via la prise OBD2 (avec ou sans fil)</text:span></text:p>
        </draw:line>
        <draw:connector draw:style-name="gr26" draw:text-style-name="P7" draw:layer="layout" draw:line-skew="0.555cm" svg:x1="22.784cm" svg:y1="6.208cm" svg:x2="20.7cm" svg:y2="14.779cm" draw:start-shape="id36" draw:start-glue-point="3" draw:end-shape="id37" draw:end-glue-point="1" svg:d="M22784 6208h-487v8571h-1597" svg:viewBox="0 0 2085 8572">
          <text:p/>
        </draw:connector>
        <draw:line draw:style-name="gr27" draw:text-style-name="P2" draw:layer="layout" svg:x1="1.4cm" svg:y1="13.9cm" svg:x2="3.4cm" svg:y2="13.9cm">
          <text:p text:style-name="P1"><text:line-break/><text:line-break/><text:line-break/><text:tab/><text:tab/>L’utilisateur lance notre logiciel<text:line-break/> <text:s text:c="6"/>Il s’affiche à l’écran</text:p>
        </draw:line>
        <draw:custom-shape draw:style-name="gr21" draw:text-style-name="P2" xml:id="id37" draw:id="id37" draw:layer="layout" svg:width="2.7cm" svg:height="2.358cm" svg:x="18cm" svg:y="13.6cm">
          <text:p text:style-name="P2">Module </text:p>
          <text:p text:style-name="P2">Interaction<text:line-break/>Utilisateur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04cm" svg:y="8.514cm">
          <text:p text:style-name="P2">Température batterie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svg:x1="9.245cm" svg:y1="6.046cm" svg:x2="7.75cm" svg:y2="6.4cm" draw:start-shape="id35" draw:start-glue-point="5" draw:end-shape="id38" draw:end-glue-point="1" svg:d="M9245 6046h-748v354h-747" svg:viewBox="0 0 1496 355">
          <text:p/>
        </draw:connector>
        <draw:custom-shape draw:style-name="gr50" draw:text-style-name="P4" draw:layer="layout" svg:width="12.8cm" svg:height="0.648cm" svg:x="8.9cm" svg:y="8.652cm">
          <text:p text:style-name="P2">Téléphone Utilisateur</text:p>
          <draw:enhanced-geometry svg:viewBox="0 0 21600 21600" draw:type="rectangle" draw:enhanced-path="M 0 0 L 21600 0 21600 21600 0 21600 0 0 Z N"/>
        </draw:custom-shape>
        <draw:connector draw:style-name="gr30" draw:text-style-name="P7" draw:layer="layout" draw:type="lines" svg:x1="3.4cm" svg:y1="15.657cm" svg:x2="1.287cm" svg:y2="15.6cm" svg:d="M3400 15657l-2113-57" svg:viewBox="0 0 2114 58">
          <text:p text:style-name="P1"/>
          <text:p text:style-name="P1"/>
          <text:p text:style-name="P1"/>
          <text:p text:style-name="P1"/>
          <text:p text:style-name="P1"><text:tab/><text:tab/><text:tab/><text:tab/></text:p>
          <text:p text:style-name="P1"><text:tab/><text:tab/><text:tab/><text:tab/>Demande et récupère des info si la destination </text:p>
          <text:p text:style-name="P1"><text:s text:c="19"/><text:tab/> <text:s text:c="10"/>est possible sans prendre en compte </text:p>
          <text:p text:style-name="P1"><text:tab/> <text:s text:c="8"/>L’autonomie de la batterie et</text:p>
          <text:p text:style-name="P1"><text:s text:c="12"/>les points de recharge</text:p>
        </draw:connector>
        <draw:custom-shape draw:style-name="gr28" draw:text-style-name="P1" draw:layer="layout" svg:width="4.568cm" svg:height="2.664cm" svg:x="23.701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4.351cm" svg:height="0.502cm" svg:x="23.818cm" svg:y="13.498cm">
          <text:p text:style-name="P2">GraphHooper</text:p>
          <draw:enhanced-geometry svg:viewBox="0 0 21600 21600" draw:type="rectangle" draw:enhanced-path="M 0 0 L 21600 0 21600 21600 0 21600 0 0 Z N"/>
        </draw:custom-shape>
        <draw:custom-shape draw:style-name="gr19" draw:text-style-name="P2" xml:id="id39" draw:id="id39" draw:layer="layout" svg:width="3.982cm" svg:height="0.808cm" svg:x="24.001cm" svg:y="14.592cm">
          <text:p text:style-name="P2">API key</text:p>
          <draw:enhanced-geometry svg:viewBox="0 0 21600 21600" draw:type="rectangle" draw:enhanced-path="M 0 0 L 21600 0 21600 21600 0 21600 0 0 Z N"/>
        </draw:custom-shape>
        <draw:connector draw:style-name="gr29" draw:text-style-name="P7" draw:layer="layout" draw:type="lines" svg:x1="24.001cm" svg:y1="14.996cm" svg:x2="20.9cm" svg:y2="17.421cm" draw:start-shape="id39" draw:start-glue-point="3" draw:end-shape="id40" draw:end-glue-point="1" svg:d="M24001 14996h-501l-2099 2425h-501" svg:viewBox="0 0 3102 2426">
          <text:p/>
        </draw:connector>
      </draw:page>
      <draw:page draw:name="page4" draw:style-name="dp1" draw:master-page-name="Standard">
        <draw:custom-shape draw:style-name="gr51" draw:text-style-name="P1" draw:layer="layout" svg:width="24.4cm" svg:height="17.293cm" svg:x="4.6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19.642cm" svg:height="1.019cm" svg:x="4.949cm" svg:y="2.139cm">
          <text:p text:style-name="P2">Télé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9.619cm" svg:height="15.514cm" svg:x="5.081cm" svg:y="3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xml:id="id45" draw:id="id45" draw:layer="layout" svg:width="3.196cm" svg:height="2.849cm" svg:x="5.9cm" svg:y="12.2cm">
          <text:p text:style-name="P2">Module </text:p>
          <text:p text:style-name="P2">Gestion Batter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layout" svg:width="18.204cm" svg:height="0.764cm" svg:x="5.615cm" svg:y="3.81cm">
          <text:p text:style-name="P2">Notre systè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xml:id="id52" draw:id="id52" draw:layer="layout" svg:width="3.196cm" svg:height="2.848cm" svg:x="16.7cm" svg:y="15.6cm">
          <text:p text:style-name="P2">Module </text:p>
          <text:p text:style-name="P2">Capture<text:line-break/>Température<text:line-break/>Prévision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xml:id="id43" draw:id="id43" draw:layer="layout" svg:width="3.196cm" svg:height="2.85cm" svg:x="20.604cm" svg:y="11.55cm">
          <text:p text:style-name="P2">Module </text:p>
          <text:p text:style-name="P2">Calcul du<text:line-break/>Meilleur<text:line-break/>Trajet<text:line-break/>Accessib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xml:id="id44" draw:id="id44" draw:layer="layout" svg:width="3.196cm" svg:height="2.85cm" svg:x="12.504cm" svg:y="11.55cm">
          <text:p text:style-name="P2">Module </text:p>
          <text:p text:style-name="P2">Calcul de la</text:p>
          <text:p text:style-name="P2">Porté disponib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xml:id="id61" draw:id="id61" draw:layer="layout" svg:width="3.195cm" svg:height="2.849cm" svg:x="6.105cm" svg:y="6.151cm">
          <text:p text:style-name="P2">Module </text:p>
          <text:p text:style-name="P2">Capture<text:line-break/>Vidéo</text:p>
          <text:p text:style-name="P2">Routiè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xml:id="id42" draw:id="id42" draw:layer="layout" svg:width="3.196cm" svg:height="2.85cm" svg:x="13.2cm" svg:y="6.6cm">
          <text:p text:style-name="P2">Module </text:p>
          <text:p text:style-name="P2">Instruction <text:line-break/>Routière<text:line-break/>pour<text:line-break/>l’Utilisate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xml:id="id41" draw:id="id41" draw:layer="layout" svg:width="3.195cm" svg:height="2.85cm" svg:x="20.7cm" svg:y="5.35cm">
          <text:p text:style-name="P2">Module </text:p>
          <text:p text:style-name="P2">Interaction<text:line-break/>Utilisateu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7.7cm" svg:height="0.9cm" svg:x="1cm" svg:y="0.9cm">
          <draw:text-box>
            <text:p text:style-name="P1">Schéma fonctionnel pour les scénarios 2</text:p>
            <text:p text:style-name="P1">Vue des interaction au sein du système</text:p>
          </draw:text-box>
        </draw:frame>
        <draw:connector draw:style-name="gr39" draw:text-style-name="P9" draw:layer="layout" draw:type="line" svg:x1="28.676cm" svg:y1="5.72cm" svg:x2="23.9cm" svg:y2="5.718cm" svg:d="M28676 5720l-4776-2" svg:viewBox="0 0 4777 3">
          <text:p text:style-name="P1">Lance l’application<text:line-break/></text:p>
        </draw:connector>
        <draw:connector draw:style-name="gr40" draw:text-style-name="P9" draw:layer="layout" svg:x1="5.9cm" svg:y1="13.6cm" svg:x2="1.077cm" svg:y2="13.6cm" svg:d="M5900 13600h-4823" svg:viewBox="0 0 4824 1">
          <text:p text:style-name="P2">return infoBattery</text:p>
        </draw:connector>
        <draw:connector draw:style-name="gr41" draw:text-style-name="P9" draw:layer="layout" svg:x1="5.9cm" svg:y1="12.803cm" svg:x2="1.053cm" svg:y2="12.8cm" svg:d="M5900 12803h-2423v-3h-2424" svg:viewBox="0 0 4848 4">
          <text:p text:style-name="P2">6,1,1</text:p>
          <text:p text:style-name="P2">askInfoBattery()</text:p>
        </draw:connector>
        <draw:connector draw:style-name="gr39" draw:text-style-name="P9" draw:layer="layout" draw:type="line" svg:x1="23.9cm" svg:y1="6.6cm" svg:x2="28.701cm" svg:y2="6.577cm" svg:d="M23900 6600l4801-23" svg:viewBox="0 0 4802 24">
          <text:p text:style-name="P1">Affiche l’application<text:line-break/></text:p>
        </draw:connector>
        <draw:connector draw:style-name="gr41" draw:text-style-name="P9" draw:layer="layout" svg:x1="28.7cm" svg:y1="7.403cm" svg:x2="23.853cm" svg:y2="7.4cm" svg:d="M28700 7403h-2423v-3h-2424" svg:viewBox="0 0 4848 4">
          <text:p text:style-name="P2">1</text:p>
          <text:p text:style-name="P2">allerIci(lieu)</text:p>
        </draw:connector>
        <draw:connector draw:style-name="gr41" draw:text-style-name="P9" draw:layer="layout" svg:x1="20.7cm" svg:y1="6.775cm" svg:x2="16.396cm" svg:y2="8.025cm" draw:start-shape="id41" draw:start-glue-point="3" draw:end-shape="id42" draw:end-glue-point="1" svg:d="M20700 6775h-2152v1250h-2152" svg:viewBox="0 0 4305 1251">
          <text:p text:style-name="P2">2</text:p>
          <text:p text:style-name="P2">chemin(départ,arriver)</text:p>
        </draw:connector>
        <draw:connector draw:style-name="gr41" draw:text-style-name="P9" draw:layer="layout" svg:x1="14.798cm" svg:y1="9.45cm" svg:x2="22.202cm" svg:y2="11.55cm" draw:start-shape="id42" draw:start-glue-point="2" draw:end-shape="id43" draw:end-glue-point="0" svg:d="M14798 9450v1050h7404v1050" svg:viewBox="0 0 7405 2101">
          <text:p text:style-name="P2">3</text:p>
          <text:p text:style-name="P2">cheminAccesible(départ,arriver)</text:p>
        </draw:connector>
        <draw:connector draw:style-name="gr41" draw:text-style-name="P9" draw:layer="layout" svg:x1="20.604cm" svg:y1="12.975cm" svg:x2="15.7cm" svg:y2="12.975cm" draw:start-shape="id43" draw:start-glue-point="3" draw:end-shape="id44" draw:end-glue-point="1" svg:d="M20604 12975h-4904" svg:viewBox="0 0 4905 1">
          <text:p text:style-name="P2">[Si estPossible()] 5<text:line-break/>estAccessible()</text:p>
        </draw:connector>
        <draw:connector draw:style-name="gr41" draw:text-style-name="P9" draw:layer="layout" svg:x1="12.504cm" svg:y1="12.975cm" svg:x2="14.102cm" svg:y2="11.55cm" draw:start-shape="id44" draw:start-glue-point="3" draw:end-shape="id44" draw:end-glue-point="0" svg:d="M12504 12975h-501v-1926h2099v501" svg:viewBox="0 0 2100 1927">
          <text:p text:style-name="P2">6<text:line-break/>calculPortée()<text:line-break/><text:line-break/><text:line-break/><text:line-break/><text:line-break/><text:line-break/><text:line-break/></text:p>
        </draw:connector>
        <draw:connector draw:style-name="gr41" draw:text-style-name="P9" draw:layer="layout" draw:line-skew="0.9cm -0.698cm" svg:x1="12.504cm" svg:y1="12.975cm" svg:x2="7.498cm" svg:y2="12.2cm" draw:start-shape="id44" draw:start-glue-point="3" draw:end-shape="id45" draw:end-glue-point="0" svg:d="M12504 12975h-804v-1975h-4202v1200" svg:viewBox="0 0 5007 1976">
          <text:p text:style-name="P2">6,1<text:line-break/> <text:s text:c="3"/>getTemperature()</text:p>
          <text:p text:style-name="P2"/>
          <text:p text:style-name="P2"/>
          <text:p text:style-name="P2"/>
          <text:p text:style-name="P2"/>
          <text:p text:style-name="P2"/>
          <text:p text:style-name="P2"><text:line-break/></text:p>
        </draw:connector>
        <draw:line draw:style-name="gr42" draw:text-style-name="P7" xml:id="id46" draw:id="id46" draw:layer="layout" svg:x1="10.9cm" svg:y1="13.5cm" svg:x2="12.5cm" svg:y2="13.5cm">
          <text:p/>
        </draw:line>
        <draw:connector draw:style-name="gr43" draw:text-style-name="P9" draw:layer="layout" svg:x1="10.9cm" svg:y1="13.5cm" svg:x2="9.9cm" svg:y2="12.9cm" draw:start-shape="id46" draw:start-glue-point="3" draw:end-shape="id47" draw:end-glue-point="1" svg:d="M10900 13500h-1000v-600" svg:viewBox="0 0 1001 601">
          <text:p text:style-name="P2"><text:s text:c="5"/></text:p>
          <text:p text:style-name="P2"/>
          <text:p text:style-name="P2"/>
          <text:p text:style-name="P2">6,1<text:line-break/> <text:s text:c="3"/>return</text:p>
          <text:p text:style-name="P2"/>
          <text:p text:style-name="P2"/>
          <text:p text:style-name="P2"><text:line-break/></text:p>
        </draw:connector>
        <draw:line draw:style-name="gr44" draw:text-style-name="P7" xml:id="id48" draw:id="id48" draw:layer="layout" svg:x1="12.5cm" svg:y1="14.4cm" svg:x2="11.3cm" svg:y2="14.4cm">
          <text:p/>
        </draw:line>
        <draw:connector draw:style-name="gr41" draw:text-style-name="P9" draw:layer="layout" svg:x1="11.3cm" svg:y1="14.4cm" svg:x2="9.096cm" svg:y2="13.624cm" draw:start-shape="id48" draw:start-glue-point="3" draw:end-shape="id45" draw:end-glue-point="1" svg:d="M11300 14400h-1126v-776h-1078" svg:viewBox="0 0 2205 777">
          <text:p text:style-name="P2">6,2<text:line-break/> <text:s text:c="3"/>getCapaciter()</text:p>
        </draw:connector>
        <draw:line draw:style-name="gr42" draw:text-style-name="P7" xml:id="id49" draw:id="id49" draw:layer="layout" svg:x1="13.2cm" svg:y1="15.2cm" svg:x2="13.2cm" svg:y2="14.3cm">
          <text:p/>
        </draw:line>
        <draw:line draw:style-name="gr44" draw:text-style-name="P7" xml:id="id50" draw:id="id50" draw:layer="layout" svg:x1="7.2cm" svg:y1="16.4cm" svg:x2="7.2cm" svg:y2="15cm">
          <text:p/>
        </draw:line>
        <draw:connector draw:style-name="gr43" draw:text-style-name="P9" draw:layer="layout" svg:x1="13.2cm" svg:y1="15.2cm" svg:x2="7.2cm" svg:y2="16.4cm" draw:start-shape="id49" draw:start-glue-point="2" draw:end-shape="id50" draw:end-glue-point="2" svg:d="M13200 15200h-3087v1200h-2913" svg:viewBox="0 0 6001 1201">
          <text:p text:style-name="P2">6,2</text:p>
          <text:p text:style-name="P2">return capaciter</text:p>
        </draw:connector>
        <draw:line draw:style-name="gr44" draw:text-style-name="P7" xml:id="id51" draw:id="id51" draw:layer="layout" svg:x1="14.3cm" svg:y1="17.1cm" svg:x2="14.3cm" svg:y2="14.4cm">
          <text:p/>
        </draw:line>
        <draw:connector draw:style-name="gr41" draw:text-style-name="P9" draw:layer="layout" svg:x1="14.3cm" svg:y1="17.1cm" svg:x2="13.702cm" svg:y2="14.4cm" draw:start-shape="id51" draw:start-glue-point="2" svg:d="M14300 17100h-574v-2700h-24" svg:viewBox="0 0 599 2701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6,4<text:line-break/> <text:s text:c="3"/>calculEnergieNecessaire() <text:s text:c="8"/></text:p>
        </draw:connector>
        <draw:line draw:style-name="gr44" draw:text-style-name="P7" xml:id="id53" draw:id="id53" draw:layer="layout" svg:x1="15cm" svg:y1="15.9cm" svg:x2="15cm" svg:y2="14.4cm">
          <text:p/>
        </draw:line>
        <draw:connector draw:style-name="gr40" draw:text-style-name="P9" draw:layer="layout" svg:x1="16.7cm" svg:y1="17.024cm" svg:x2="15cm" svg:y2="15.9cm" draw:start-shape="id52" draw:start-glue-point="3" draw:end-shape="id53" draw:end-glue-point="2" svg:d="M16700 17024h-825v-1124h-875" svg:viewBox="0 0 1701 1125">
          <text:p text:style-name="P2"><text:s text:c="15"/>getVariationTemp()</text:p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connector draw:style-name="gr43" draw:text-style-name="P9" draw:layer="layout" draw:line-skew="-0.412cm" svg:x1="16.7cm" svg:y1="14cm" svg:x2="18.298cm" svg:y2="15.6cm" draw:start-shape="id54" draw:start-glue-point="1" draw:end-shape="id52" draw:end-glue-point="0" svg:d="M16700 14000v500h1598v1100" svg:viewBox="0 0 1599 1601">
          <text:p text:style-name="P2">6,3</text:p>
          <text:p text:style-name="P2">return differentiel</text:p>
          <text:p text:style-name="P2"/>
          <text:p text:style-name="P2"/>
          <text:p text:style-name="P2"/>
        </draw:connector>
        <draw:line draw:style-name="gr42" draw:text-style-name="P7" xml:id="id54" draw:id="id54" draw:layer="layout" svg:x1="16.7cm" svg:y1="14cm" svg:x2="15.7cm" svg:y2="14cm">
          <text:p/>
        </draw:line>
        <draw:line draw:style-name="gr42" draw:text-style-name="P7" xml:id="id56" draw:id="id56" draw:layer="layout" svg:x1="18.2cm" svg:y1="12.1cm" svg:x2="20.6cm" svg:y2="12.1cm">
          <text:p/>
        </draw:line>
        <draw:line draw:style-name="gr44" draw:text-style-name="P7" xml:id="id55" draw:id="id55" draw:layer="layout" svg:x1="16.3cm" svg:y1="12.1cm" svg:x2="15.6cm" svg:y2="12.1cm">
          <text:p/>
        </draw:line>
        <draw:connector draw:style-name="gr43" draw:text-style-name="P9" draw:layer="layout" svg:x1="16.3cm" svg:y1="12.1cm" svg:x2="18.2cm" svg:y2="12.1cm" draw:start-shape="id55" draw:start-glue-point="1" draw:end-shape="id56" draw:end-glue-point="3" svg:d="M16300 12100h1900" svg:viewBox="0 0 1901 1">
          <text:p text:style-name="P2"><text:line-break/> <text:s text:c="13"/>7a Oui</text:p>
          <text:p text:style-name="P2"><text:s text:c="15"/>7b Non</text:p>
          <text:p text:style-name="P2"/>
        </draw:connector>
        <draw:line draw:style-name="gr44" draw:text-style-name="P7" xml:id="id57" draw:id="id57" draw:layer="layout" svg:x1="23.2cm" svg:y1="10.3cm" svg:x2="23.2cm" svg:y2="11.5cm">
          <text:p/>
        </draw:line>
        <draw:connector draw:style-name="gr43" draw:text-style-name="P9" draw:layer="layout" svg:x1="23.2cm" svg:y1="10.3cm" svg:x2="17.2cm" svg:y2="9.3cm" draw:start-shape="id57" draw:start-glue-point="0" draw:end-shape="id58" draw:end-glue-point="1" svg:d="M23200 10300h-3000v-1000h-3000" svg:viewBox="0 0 6001 1001">
          <text:p text:style-name="P2">[Si 7a ou (7b et!estPossible)] 8a<text:line-break/>retourne chemin<text:line-break/></text:p>
          <text:p text:style-name="P2"/>
          <text:p text:style-name="P2"/>
          <text:p text:style-name="P2"/>
        </draw:connector>
        <draw:line draw:style-name="gr44" draw:text-style-name="P7" xml:id="id58" draw:id="id58" draw:layer="layout" svg:x1="16.4cm" svg:y1="9.3cm" svg:x2="17.2cm" svg:y2="9.3cm">
          <text:p/>
        </draw:line>
        <draw:connector draw:style-name="gr43" draw:text-style-name="P9" draw:layer="layout" svg:x1="23.2cm" svg:y1="10.3cm" svg:x2="26.781cm" svg:y2="13.022cm" draw:start-shape="id57" draw:start-glue-point="0" draw:end-shape="id59" draw:end-glue-point="0" svg:d="M23200 10300h3581v2722" svg:viewBox="0 0 3582 2723">
          <text:p text:style-name="P2"><text:s text:c="28"/>[Si 7b] et estPossible() <text:line-break/> <text:s text:c="23"/>8b, revenir a étape 5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connector draw:style-name="gr40" draw:text-style-name="P9" draw:layer="layout" draw:line-skew="-0.149cm" svg:x1="22.297cm" svg:y1="5.35cm" svg:x2="14.798cm" svg:y2="6.6cm" draw:start-shape="id41" draw:start-glue-point="0" draw:end-shape="id42" draw:end-glue-point="0" svg:d="M22297 5350v-650h-7499v1900" svg:viewBox="0 0 7500 1901">
          <text:p text:style-name="P2"/>
          <text:p text:style-name="P2"/>
          <text:p text:style-name="P2"/>
          <text:p text:style-name="P2">[Si chemin != null] 9<text:line-break/>retourne chemin<text:line-break/>[Sinon] retourne null</text:p>
          <text:p text:style-name="P2"/>
          <text:p text:style-name="P2"/>
          <text:p text:style-name="P2"/>
        </draw:connector>
        <draw:connector draw:style-name="gr41" draw:text-style-name="P9" draw:layer="layout" draw:line-skew="-3.038cm" svg:x1="23.2cm" svg:y1="5.1cm" svg:x2="28.726cm" svg:y2="4.889cm" draw:start-shape="id60" draw:start-glue-point="0" svg:d="M23200 5100v-211h5526" svg:viewBox="0 0 5527 212">
          <text:p text:style-name="P2">[Si chemin!= null] 10<text:line-break/>afficher chemin<text:line-break/>[Sinon]<text:line-break/>Destination impossible<text:line-break/><text:line-break/><text:line-break/><text:line-break/><text:line-break/></text:p>
        </draw:connector>
        <draw:line draw:style-name="gr44" draw:text-style-name="P7" xml:id="id60" draw:id="id60" draw:layer="layout" svg:x1="23.2cm" svg:y1="5.1cm" svg:x2="23.2cm" svg:y2="5.4cm">
          <text:p/>
        </draw:line>
        <draw:line draw:style-name="gr44" draw:text-style-name="P7" xml:id="id47" draw:id="id47" draw:layer="layout" svg:x1="9.9cm" svg:y1="12.9cm" svg:x2="9.1cm" svg:y2="12.9cm">
          <text:p/>
        </draw:line>
        <draw:connector draw:style-name="gr30" draw:text-style-name="P7" xml:id="id59" draw:id="id59" draw:layer="layout" draw:type="lines" svg:x1="29.262cm" svg:y1="13.07cm" svg:x2="23.8cm" svg:y2="12.975cm" draw:end-shape="id43" draw:end-glue-point="1" svg:d="M29262 13070l-4961-95h-501" svg:viewBox="0 0 5463 96">
          <text:p text:style-name="P1">4</text:p>
          <text:p text:style-name="P1">estPossible()</text:p>
        </draw:connector>
        <draw:connector draw:style-name="gr46" draw:text-style-name="P9" draw:layer="layout" svg:x1="9.3cm" svg:y1="7.575cm" svg:x2="13.2cm" svg:y2="8.025cm" draw:start-shape="id61" draw:start-glue-point="1" draw:end-shape="id42" draw:end-glue-point="3" svg:d="M9300 7575h1950v450h1950" svg:viewBox="0 0 3901 451">
          <text:p text:style-name="P2"/>
          <text:p text:style-name="P2"/>
          <text:p text:style-name="P2"/>
          <text:p text:style-name="P2">[Tant que actif] 9<text:line-break/>lance la capture</text:p>
          <text:p text:style-name="P2">Vidéo et rajoute</text:p>
          <text:p text:style-name="P2">Des info au </text:p>
          <text:p text:style-name="P2">chemin courant</text:p>
          <text:p text:style-name="P2"/>
          <text:p text:style-name="P2"/>
          <text:p text:style-name="P2"/>
        </draw:connector>
      </draw:page>
      <draw:page draw:name="page5" draw:style-name="dp1" draw:master-page-name="Standard">
        <draw:custom-shape draw:style-name="gr47" draw:text-style-name="P1" draw:layer="layout" svg:width="13.5cm" svg:height="11cm" svg:x="8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9cm" svg:height="9.7cm" svg:x="8.9cm" svg:y="9.4cm">
          <text:p/>
          <draw:enhanced-geometry svg:viewBox="0 0 21600 21600" draw:mirror-horizontal="true" draw:type="rectangle" draw:enhanced-path="M 0 0 L 21600 0 21600 21600 0 21600 0 0 Z N"/>
        </draw:custom-shape>
        <draw:polygon draw:style-name="gr1" draw:text-style-name="P1" draw:layer="layout" svg:width="18.899cm" svg:height="5.499cm" svg:x="8.5cm" svg:y="3.3cm" svg:viewBox="0 0 18900 5500" draw:points="0,0 0,5000 13400,5000 13900,5500 18900,5500 18900,0">
          <text:p/>
        </draw:polygon>
        <draw:custom-shape draw:style-name="gr2" draw:text-style-name="P3" xml:id="id62" draw:id="id62" draw:layer="layout" svg:width="16.6cm" svg:height="0.7cm" svg:x="1.5cm" svg:y="1.6cm">
          <text:p text:style-name="P2">La voiture électri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4" draw:id="id64" draw:layer="layout" svg:width="8.264cm" svg:height="0.783cm" svg:x="11.315cm" svg:y="3.417cm">
          <text:p text:style-name="P2">Système embarqué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1" draw:layer="layout" svg:width="13.2cm" svg:height="3.683cm" svg:x="8.8cm" svg:y="4.4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67" draw:id="id67" draw:layer="layout" svg:width="12.155cm" svg:height="0.571cm" svg:x="9.245cm" svg:y="5.76cm">
          <text:p text:style-name="P2">Prise OBD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5" draw:layer="layout" svg:width="27.7cm" svg:height="0.9cm" svg:x="1cm" svg:y="0.9cm">
          <draw:text-box>
            <text:p text:style-name="P1">Schéma fonctionnel du scénario n°2,2</text:p>
          </draw:text-box>
        </draw:frame>
        <draw:custom-shape draw:style-name="gr9" draw:text-style-name="P4" draw:layer="layout" svg:width="12.387cm" svg:height="0.927cm" svg:x="9.248cm" svg:y="4.617cm">
          <text:p text:style-name="P2">Partie accessibl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108cm" svg:height="0.595cm" svg:x="9.292cm" svg:y="6.494cm">
          <text:p text:style-name="P2">Prise US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12.109cm" svg:height="0.571cm" svg:x="9.245cm" svg:y="7.229cm">
          <text:p text:style-name="P2">Bluetoo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xml:id="id68" draw:id="id68" draw:layer="layout" svg:width="6.32cm" svg:height="6.4cm" svg:x="1.43cm" svg:y="3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63" draw:id="id63" draw:layer="layout" svg:width="5.996cm" svg:height="0.783cm" svg:x="1.592cm" svg:y="3.417cm">
          <text:p text:style-name="P2">Batterie de trac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2" draw:layer="layout" svg:width="5.996cm" svg:height="0.886cm" svg:x="1.6cm" svg:y="4.5cm">
          <text:p text:style-name="P2">Capacité totale <text:line-break/>de la batteri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cm" svg:y="5.475cm">
          <text:p text:style-name="P2">Puissance instantané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996cm" svg:height="0.887cm" svg:x="1.6cm" svg:y="6.449cm">
          <text:p text:style-name="P2">Autonomie estimé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cm" svg:y="7.424cm">
          <text:p text:style-name="P2">Poids du véhicule initial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68cm" svg:height="4.164cm" svg:x="22.432cm" svg:y="4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4.351cm" svg:height="0.502cm" svg:x="22.549cm" svg:y="4.498cm">
          <text:p text:style-name="P2">Interface utilisateur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svg:x1="9.8cm" svg:y1="2.3cm" svg:x2="4.59cm" svg:y2="3.417cm" draw:start-shape="id62" draw:start-glue-point="2" draw:end-shape="id63" draw:end-glue-point="4" svg:d="M9800 2300v558h-5210v559" svg:viewBox="0 0 5211 1118">
          <text:p/>
        </draw:connector>
        <draw:connector draw:style-name="gr18" draw:text-style-name="P7" draw:layer="layout" svg:x1="9.8cm" svg:y1="2.3cm" svg:x2="15.447cm" svg:y2="3.417cm" draw:start-shape="id62" draw:start-glue-point="2" draw:end-shape="id64" draw:end-glue-point="4" svg:d="M9800 2300v558h5647v559" svg:viewBox="0 0 5648 1118">
          <text:p/>
        </draw:connector>
        <draw:custom-shape draw:style-name="gr19" draw:text-style-name="P2" xml:id="id69" draw:id="id69" draw:layer="layout" svg:width="3.982cm" svg:height="0.808cm" svg:x="22.784cm" svg:y="5.804cm">
          <text:p text:style-name="P2">Écran de navigation<text:line-break/>tactile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982cm" svg:height="0.808cm" svg:x="22.784cm" svg:y="6.736cm">
          <text:p text:style-name="P2">Haut parleur</text:p>
          <draw:enhanced-geometry svg:viewBox="0 0 21600 21600" draw:type="rectangle" draw:enhanced-path="M 0 0 L 21600 0 21600 21600 0 21600 0 0 Z N"/>
        </draw:custom-shape>
        <draw:custom-shape draw:style-name="gr53" draw:text-style-name="P2" xml:id="id71" draw:id="id71" draw:layer="layout" svg:width="2.5cm" svg:height="1.5cm" svg:x="14.7cm" svg:y="10.9cm">
          <text:p text:style-name="P2">Module </text:p>
          <text:p text:style-name="P2">Gestion Batterie</text:p>
          <draw:enhanced-geometry svg:viewBox="0 0 21600 21600" draw:type="rectangle" draw:enhanced-path="M 0 0 L 21600 0 21600 21600 0 21600 0 0 Z N"/>
        </draw:custom-shape>
        <draw:custom-shape draw:style-name="gr54" draw:text-style-name="P8" draw:layer="layout" svg:width="4.6cm" svg:height="0.486cm" svg:x="9.6cm" svg:y="9.614cm">
          <text:p text:style-name="P2">Notre système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2cm" svg:height="2cm" svg:x="11.9cm" svg:y="16.4cm">
          <text:p text:style-name="P2">Module </text:p>
          <text:p text:style-name="P2">Capture<text:line-break/>Température<text:line-break/>Prévisionnel</text:p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2.1cm" svg:height="1.9cm" svg:x="9.6cm" svg:y="10.7cm">
          <text:p text:style-name="P2">Module </text:p>
          <text:p text:style-name="P2">Capture<text:line-break/>Température</text:p>
          <text:p text:style-name="P2">Actuel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9cm" svg:height="2cm" svg:x="9.6cm" svg:y="16.4cm">
          <text:p text:style-name="P2">Module </text:p>
          <text:p text:style-name="P2">Calcul du<text:line-break/>Meilleur<text:line-break/>Trajet<text:line-break/>Accessible</text:p>
          <draw:enhanced-geometry svg:viewBox="0 0 21600 21600" draw:type="rectangle" draw:enhanced-path="M 0 0 L 21600 0 21600 21600 0 21600 0 0 Z N"/>
        </draw:custom-shape>
        <draw:custom-shape draw:style-name="gr58" draw:text-style-name="P2" xml:id="id73" draw:id="id73" draw:layer="layout" svg:width="2.5cm" svg:height="1.858cm" svg:x="14.8cm" svg:y="16.5cm">
          <text:p text:style-name="P2">Module </text:p>
          <text:p text:style-name="P2">Calcul de la</text:p>
          <text:p text:style-name="P2">Porté disponible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1.8cm" svg:height="1.558cm" svg:x="9.7cm" svg:y="13.642cm">
          <text:p text:style-name="P2">Module </text:p>
          <text:p text:style-name="P2">Capture<text:line-break/>Vidéo</text:p>
          <text:p text:style-name="P2">Routière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2cm" svg:height="2cm" svg:x="12.4cm" svg:y="10.7cm">
          <text:p text:style-name="P2">Module </text:p>
          <text:p text:style-name="P2">Instruction <text:line-break/>Routière<text:line-break/>pour<text:line-break/>l’Utilisateur</text:p>
          <draw:enhanced-geometry svg:viewBox="0 0 21600 21600" draw:type="rectangle" draw:enhanced-path="M 0 0 L 21600 0 21600 21600 0 21600 0 0 Z N"/>
        </draw:custom-shape>
        <draw:line draw:style-name="gr25" draw:text-style-name="P10" draw:layer="layout" svg:x1="1.1cm" svg:y1="11.6cm" svg:x2="7.3cm" svg:y2="11.6cm">
          <text:p text:style-name="P1"><text:span text:style-name="T1">demande et récupère les infos </text:span></text:p>
          <text:p text:style-name="P1"><text:span text:style-name="T1">de la batterie </text:span></text:p>
          <text:p text:style-name="P1"><text:span text:style-name="T1">par une application tierce</text:span></text:p>
          <text:p text:style-name="P1"><text:span text:style-name="T1"><text:s/></text:span><text:span text:style-name="T1">via la prise OBD2 (avec ou sans fil)</text:span></text:p>
        </draw:line>
        <draw:connector draw:style-name="gr60" draw:text-style-name="P7" draw:layer="layout" svg:x1="22.1cm" svg:y1="16.2cm" svg:x2="16.75cm" svg:y2="15.3cm" draw:start-shape="id65" draw:start-glue-point="2" draw:end-shape="id66" draw:end-glue-point="2" svg:d="M22100 16200h-5350v-900" svg:viewBox="0 0 5351 901">
          <text:p/>
        </draw:connector>
        <draw:line draw:style-name="gr27" draw:text-style-name="P2" draw:layer="layout" svg:x1="1.4cm" svg:y1="13.9cm" svg:x2="3.4cm" svg:y2="13.9cm">
          <text:p text:style-name="P1"><text:line-break/><text:line-break/><text:line-break/><text:tab/><text:tab/>L’utilisateur lance notre logiciel<text:line-break/> <text:s text:c="6"/>Il s’affiche à l’écran</text:p>
        </draw:line>
        <draw:custom-shape draw:style-name="gr61" draw:text-style-name="P2" xml:id="id66" draw:id="id66" draw:layer="layout" svg:width="1.9cm" svg:height="1.658cm" svg:x="15.8cm" svg:y="13.642cm">
          <text:p text:style-name="P2">Module </text:p>
          <text:p text:style-name="P2">Interaction<text:line-break/>Utilisateur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04cm" svg:y="8.514cm">
          <text:p text:style-name="P2">Température batterie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svg:x1="9.245cm" svg:y1="6.046cm" svg:x2="7.75cm" svg:y2="6.4cm" draw:start-shape="id67" draw:start-glue-point="5" draw:end-shape="id68" draw:end-glue-point="1" svg:d="M9245 6046h-748v354h-747" svg:viewBox="0 0 1496 355">
          <text:p/>
        </draw:connector>
        <draw:custom-shape draw:style-name="gr50" draw:text-style-name="P4" draw:layer="layout" svg:width="12.8cm" svg:height="0.648cm" svg:x="8.9cm" svg:y="8.652cm">
          <text:p text:style-name="P2">Téléphone Utilisateur</text:p>
          <draw:enhanced-geometry svg:viewBox="0 0 21600 21600" draw:type="rectangle" draw:enhanced-path="M 0 0 L 21600 0 21600 21600 0 21600 0 0 Z N"/>
        </draw:custom-shape>
        <draw:line draw:style-name="gr62" draw:text-style-name="P7" xml:id="id65" draw:id="id65" draw:layer="layout" svg:x1="22.4cm" svg:y1="16.2cm" svg:x2="21.8cm" svg:y2="16.2cm">
          <text:p/>
        </draw:line>
        <draw:connector draw:style-name="gr60" draw:text-style-name="P7" draw:layer="layout" svg:x1="22.4cm" svg:y1="16.2cm" svg:x2="22.784cm" svg:y2="6.208cm" draw:start-shape="id65" draw:start-glue-point="1" draw:end-shape="id69" draw:end-glue-point="3" svg:d="M22400 16200v-4794h-117v-5198h501" svg:viewBox="0 0 502 9993">
          <text:p/>
        </draw:connector>
        <draw:custom-shape draw:style-name="gr63" draw:text-style-name="P1" draw:layer="layout" svg:width="3.6cm" svg:height="5cm" svg:x="18.2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" xml:id="id70" draw:id="id70" draw:layer="layout" svg:width="2.5cm" svg:height="0.9cm" svg:x="18.8cm" svg:y="11.2cm">
          <text:p text:style-name="P2">Interface de</text:p>
          <text:p text:style-name="P2">Communic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9" draw:layer="layout" draw:line-skew="-0.002cm" svg:x1="21.3cm" svg:y1="11.65cm" svg:x2="21.4cm" svg:y2="6.046cm" draw:start-shape="id70" draw:start-glue-point="7" draw:end-shape="id67" draw:end-glue-point="7" svg:d="M21300 11650h599v-5604h-499" svg:viewBox="0 0 600 5605">
          <text:p/>
        </draw:connector>
        <draw:connector draw:style-name="gr24" draw:text-style-name="P9" draw:layer="layout" svg:x1="18.8cm" svg:y1="11.65cm" svg:x2="17.2cm" svg:y2="11.65cm" draw:start-shape="id70" draw:start-glue-point="5" draw:end-shape="id71" draw:end-glue-point="1" svg:d="M18800 11650h-1600" svg:viewBox="0 0 1601 1">
          <text:p/>
        </draw:connector>
        <draw:custom-shape draw:style-name="gr65" draw:text-style-name="P4" draw:layer="layout" svg:width="3.4cm" svg:height="0.7cm" svg:x="18.3cm" svg:y="9.7cm">
          <text:p text:style-name="P2">Application</text:p>
          <text:p text:style-name="P2">Tierce</text:p>
          <draw:enhanced-geometry svg:viewBox="0 0 21600 21600" draw:type="rectangle" draw:enhanced-path="M 0 0 L 21600 0 21600 21600 0 21600 0 0 Z N"/>
        </draw:custom-shape>
        <draw:connector draw:style-name="gr30" draw:text-style-name="P7" draw:layer="layout" draw:type="lines" svg:x1="3.3cm" svg:y1="15.7cm" svg:x2="1.187cm" svg:y2="15.643cm" svg:d="M3300 15700l-2113-57" svg:viewBox="0 0 2114 58">
          <text:p text:style-name="P1"/>
          <text:p text:style-name="P1"/>
          <text:p text:style-name="P1"/>
          <text:p text:style-name="P1"/>
          <text:p text:style-name="P1"><text:tab/><text:tab/><text:tab/><text:tab/></text:p>
          <text:p text:style-name="P1"><text:tab/><text:tab/><text:tab/><text:tab/>Demande et récupère des info si la destination </text:p>
          <text:p text:style-name="P1"><text:s text:c="19"/><text:tab/> <text:s text:c="10"/>est possible sans prendre en compte </text:p>
          <text:p text:style-name="P1"><text:tab/> <text:s text:c="8"/>L’autonomie de la batterie et</text:p>
          <text:p text:style-name="P1"><text:s text:c="12"/>les points de recharge</text:p>
        </draw:connector>
        <draw:custom-shape draw:style-name="gr28" draw:text-style-name="P1" draw:layer="layout" svg:width="4.568cm" svg:height="2.664cm" svg:x="23.632cm" svg:y="15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4" draw:layer="layout" svg:width="4.351cm" svg:height="0.4cm" svg:x="23.749cm" svg:y="15.9cm">
          <text:p text:style-name="P2">GraphHooper</text:p>
          <draw:enhanced-geometry svg:viewBox="0 0 21600 21600" draw:type="rectangle" draw:enhanced-path="M 0 0 L 21600 0 21600 21600 0 21600 0 0 Z N"/>
        </draw:custom-shape>
        <draw:custom-shape draw:style-name="gr19" draw:text-style-name="P2" xml:id="id72" draw:id="id72" draw:layer="layout" svg:width="3.982cm" svg:height="0.808cm" svg:x="23.932cm" svg:y="16.892cm">
          <text:p text:style-name="P2">API key</text:p>
          <draw:enhanced-geometry svg:viewBox="0 0 21600 21600" draw:type="rectangle" draw:enhanced-path="M 0 0 L 21600 0 21600 21600 0 21600 0 0 Z N"/>
        </draw:custom-shape>
        <draw:connector draw:style-name="gr29" draw:text-style-name="P7" draw:layer="layout" draw:type="lines" svg:x1="23.932cm" svg:y1="17.296cm" svg:x2="17.3cm" svg:y2="17.429cm" draw:start-shape="id72" draw:start-glue-point="3" draw:end-shape="id73" draw:end-glue-point="1" svg:d="M23932 17296h-501l-5623 133h-508" svg:viewBox="0 0 6633 134">
          <text:p/>
        </draw:connector>
      </draw:page>
      <draw:page draw:name="page6" draw:style-name="dp1" draw:master-page-name="Standard">
        <draw:custom-shape draw:style-name="gr47" draw:text-style-name="P1" draw:layer="layout" svg:width="13.5cm" svg:height="11cm" svg:x="8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9cm" svg:height="9.7cm" svg:x="8.9cm" svg:y="9.4cm">
          <text:p/>
          <draw:enhanced-geometry svg:viewBox="0 0 21600 21600" draw:mirror-horizontal="true" draw:type="rectangle" draw:enhanced-path="M 0 0 L 21600 0 21600 21600 0 21600 0 0 Z N"/>
        </draw:custom-shape>
        <draw:polygon draw:style-name="gr1" draw:text-style-name="P1" draw:layer="layout" svg:width="18.899cm" svg:height="5.499cm" svg:x="8.5cm" svg:y="3.3cm" svg:viewBox="0 0 18900 5500" draw:points="0,0 0,5000 13400,5000 13900,5500 18900,5500 18900,0">
          <text:p/>
        </draw:polygon>
        <draw:custom-shape draw:style-name="gr2" draw:text-style-name="P3" xml:id="id74" draw:id="id74" draw:layer="layout" svg:width="16.6cm" svg:height="0.7cm" svg:x="1.5cm" svg:y="1.6cm">
          <text:p text:style-name="P2">La voiture électri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76" draw:id="id76" draw:layer="layout" svg:width="8.264cm" svg:height="0.783cm" svg:x="11.315cm" svg:y="3.417cm">
          <text:p text:style-name="P2">Système embarqué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1" draw:layer="layout" svg:width="13.2cm" svg:height="3.683cm" svg:x="8.8cm" svg:y="4.4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77" draw:id="id77" draw:layer="layout" svg:width="12.155cm" svg:height="0.571cm" svg:x="9.245cm" svg:y="5.76cm">
          <text:p text:style-name="P2">Prise OBD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5" draw:layer="layout" svg:width="27.7cm" svg:height="0.9cm" svg:x="1cm" svg:y="0.9cm">
          <draw:text-box>
            <text:p text:style-name="P1">Schéma fonctionnel du scénario n°2,3</text:p>
          </draw:text-box>
        </draw:frame>
        <draw:custom-shape draw:style-name="gr9" draw:text-style-name="P4" draw:layer="layout" svg:width="12.387cm" svg:height="0.927cm" svg:x="9.248cm" svg:y="4.617cm">
          <text:p text:style-name="P2">Partie accessibl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108cm" svg:height="0.595cm" svg:x="9.292cm" svg:y="6.494cm">
          <text:p text:style-name="P2">Prise US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12.109cm" svg:height="0.571cm" svg:x="9.245cm" svg:y="7.229cm">
          <text:p text:style-name="P2">Bluetoo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xml:id="id78" draw:id="id78" draw:layer="layout" svg:width="6.32cm" svg:height="6.4cm" svg:x="1.43cm" svg:y="3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75" draw:id="id75" draw:layer="layout" svg:width="5.996cm" svg:height="0.783cm" svg:x="1.592cm" svg:y="3.417cm">
          <text:p text:style-name="P2">Batterie de trac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2" draw:layer="layout" svg:width="5.996cm" svg:height="0.886cm" svg:x="1.6cm" svg:y="4.5cm">
          <text:p text:style-name="P2">Capacité totale <text:line-break/>de la batteri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cm" svg:y="5.475cm">
          <text:p text:style-name="P2">Puissance instantané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996cm" svg:height="0.887cm" svg:x="1.6cm" svg:y="6.449cm">
          <text:p text:style-name="P2">Autonomie estimé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cm" svg:y="7.424cm">
          <text:p text:style-name="P2">Poids du véhicule initial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68cm" svg:height="4.164cm" svg:x="22.432cm" svg:y="4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4.351cm" svg:height="0.502cm" svg:x="22.549cm" svg:y="4.498cm">
          <text:p text:style-name="P2">Interface utilisateur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svg:x1="9.8cm" svg:y1="2.3cm" svg:x2="4.59cm" svg:y2="3.417cm" draw:start-shape="id74" draw:start-glue-point="2" draw:end-shape="id75" draw:end-glue-point="4" svg:d="M9800 2300v558h-5210v559" svg:viewBox="0 0 5211 1118">
          <text:p/>
        </draw:connector>
        <draw:connector draw:style-name="gr18" draw:text-style-name="P7" draw:layer="layout" svg:x1="9.8cm" svg:y1="2.3cm" svg:x2="15.447cm" svg:y2="3.417cm" draw:start-shape="id74" draw:start-glue-point="2" draw:end-shape="id76" draw:end-glue-point="4" svg:d="M9800 2300v558h5647v559" svg:viewBox="0 0 5648 1118">
          <text:p/>
        </draw:connector>
        <draw:custom-shape draw:style-name="gr19" draw:text-style-name="P2" draw:layer="layout" svg:width="3.982cm" svg:height="0.808cm" svg:x="22.784cm" svg:y="5.804cm">
          <text:p text:style-name="P2">Écran de navigation<text:line-break/>tactile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982cm" svg:height="0.808cm" svg:x="22.784cm" svg:y="6.736cm">
          <text:p text:style-name="P2">Haut parleur</text:p>
          <draw:enhanced-geometry svg:viewBox="0 0 21600 21600" draw:type="rectangle" draw:enhanced-path="M 0 0 L 21600 0 21600 21600 0 21600 0 0 Z N"/>
        </draw:custom-shape>
        <draw:custom-shape draw:style-name="gr53" draw:text-style-name="P2" xml:id="id81" draw:id="id81" draw:layer="layout" svg:width="2.5cm" svg:height="1.5cm" svg:x="14.7cm" svg:y="10.9cm">
          <text:p text:style-name="P2">Module </text:p>
          <text:p text:style-name="P2">Gestion Batterie</text:p>
          <draw:enhanced-geometry svg:viewBox="0 0 21600 21600" draw:type="rectangle" draw:enhanced-path="M 0 0 L 21600 0 21600 21600 0 21600 0 0 Z N"/>
        </draw:custom-shape>
        <draw:custom-shape draw:style-name="gr54" draw:text-style-name="P8" draw:layer="layout" svg:width="4.6cm" svg:height="0.486cm" svg:x="9.6cm" svg:y="9.614cm">
          <text:p text:style-name="P2">Notre système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2cm" svg:height="2cm" svg:x="11.9cm" svg:y="16.4cm">
          <text:p text:style-name="P2">Module </text:p>
          <text:p text:style-name="P2">Capture<text:line-break/>Température<text:line-break/>Prévisionnel</text:p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2.1cm" svg:height="1.9cm" svg:x="9.6cm" svg:y="10.7cm">
          <text:p text:style-name="P2">Module </text:p>
          <text:p text:style-name="P2">Capture<text:line-break/>Température</text:p>
          <text:p text:style-name="P2">Actuel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9cm" svg:height="2cm" svg:x="9.6cm" svg:y="16.4cm">
          <text:p text:style-name="P2">Module </text:p>
          <text:p text:style-name="P2">Calcul du<text:line-break/>Meilleur<text:line-break/>Trajet<text:line-break/>Accessible</text:p>
          <draw:enhanced-geometry svg:viewBox="0 0 21600 21600" draw:type="rectangle" draw:enhanced-path="M 0 0 L 21600 0 21600 21600 0 21600 0 0 Z N"/>
        </draw:custom-shape>
        <draw:custom-shape draw:style-name="gr58" draw:text-style-name="P2" xml:id="id83" draw:id="id83" draw:layer="layout" svg:width="2.5cm" svg:height="1.858cm" svg:x="14.6cm" svg:y="16.6cm">
          <text:p text:style-name="P2">Module </text:p>
          <text:p text:style-name="P2">Calcul de la</text:p>
          <text:p text:style-name="P2">Porté disponible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1.8cm" svg:height="1.558cm" svg:x="9.7cm" svg:y="13.642cm">
          <text:p text:style-name="P2">Module </text:p>
          <text:p text:style-name="P2">Capture<text:line-break/>Vidéo</text:p>
          <text:p text:style-name="P2">Routière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2cm" svg:height="2cm" svg:x="12.4cm" svg:y="10.7cm">
          <text:p text:style-name="P2">Module </text:p>
          <text:p text:style-name="P2">Instruction <text:line-break/>Routière<text:line-break/>pour<text:line-break/>l’Utilisateur</text:p>
          <draw:enhanced-geometry svg:viewBox="0 0 21600 21600" draw:type="rectangle" draw:enhanced-path="M 0 0 L 21600 0 21600 21600 0 21600 0 0 Z N"/>
        </draw:custom-shape>
        <draw:line draw:style-name="gr25" draw:text-style-name="P10" draw:layer="layout" svg:x1="1.1cm" svg:y1="11.6cm" svg:x2="7.3cm" svg:y2="11.6cm">
          <text:p text:style-name="P1"><text:span text:style-name="T1">demande et récupère les infos </text:span></text:p>
          <text:p text:style-name="P1"><text:span text:style-name="T1">de la batterie </text:span></text:p>
          <text:p text:style-name="P1"><text:span text:style-name="T1">par une application tierce</text:span></text:p>
          <text:p text:style-name="P1"><text:span text:style-name="T1"><text:s/></text:span><text:span text:style-name="T1">via la prise OBD2 (avec ou sans fil)</text:span></text:p>
        </draw:line>
        <draw:line draw:style-name="gr27" draw:text-style-name="P2" draw:layer="layout" svg:x1="1.4cm" svg:y1="13.9cm" svg:x2="3.4cm" svg:y2="13.9cm">
          <text:p text:style-name="P1"><text:line-break/><text:line-break/><text:line-break/><text:tab/><text:tab/>L’utilisateur lance notre logiciel<text:line-break/> <text:s text:c="6"/>Il s’affiche à l’écran</text:p>
        </draw:line>
        <draw:custom-shape draw:style-name="gr61" draw:text-style-name="P2" xml:id="id79" draw:id="id79" draw:layer="layout" svg:width="1.9cm" svg:height="1.658cm" svg:x="15.6cm" svg:y="14.742cm">
          <text:p text:style-name="P2">Module </text:p>
          <text:p text:style-name="P2">Interaction<text:line-break/>Utilisateur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04cm" svg:y="8.514cm">
          <text:p text:style-name="P2">Température batterie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svg:x1="9.245cm" svg:y1="6.046cm" svg:x2="7.75cm" svg:y2="6.4cm" draw:start-shape="id77" draw:start-glue-point="5" draw:end-shape="id78" draw:end-glue-point="1" svg:d="M9245 6046h-748v354h-747" svg:viewBox="0 0 1496 355">
          <text:p/>
        </draw:connector>
        <draw:custom-shape draw:style-name="gr50" draw:text-style-name="P4" draw:layer="layout" svg:width="12.8cm" svg:height="0.648cm" svg:x="8.9cm" svg:y="8.652cm">
          <text:p text:style-name="P2">Téléphone Utilisateur</text:p>
          <draw:enhanced-geometry svg:viewBox="0 0 21600 21600" draw:type="rectangle" draw:enhanced-path="M 0 0 L 21600 0 21600 21600 0 21600 0 0 Z N"/>
        </draw:custom-shape>
        <draw:connector draw:style-name="gr26" draw:text-style-name="P7" draw:layer="layout" svg:x1="17.5cm" svg:y1="15.571cm" svg:x2="20cm" svg:y2="15cm" draw:start-shape="id79" draw:start-glue-point="1" draw:end-shape="id80" draw:end-glue-point="2" svg:d="M17500 15571h2500v-571" svg:viewBox="0 0 2501 572">
          <text:p/>
        </draw:connector>
        <draw:connector draw:style-name="gr24" draw:text-style-name="P9" draw:layer="layout" draw:line-skew="0.199cm" svg:x1="17.2cm" svg:y1="11.65cm" svg:x2="21.4cm" svg:y2="6.046cm" draw:start-shape="id81" draw:start-glue-point="1" draw:end-shape="id77" draw:end-glue-point="7" svg:d="M17200 11650h4900v-5604h-700" svg:viewBox="0 0 4901 5605">
          <text:p/>
        </draw:connector>
        <draw:custom-shape draw:style-name="gr67" draw:text-style-name="P1" xml:id="id80" draw:id="id80" draw:layer="layout" svg:width="3.6cm" svg:height="1.5cm" svg:x="18.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" draw:layer="layout" svg:width="3.4cm" svg:height="0.7cm" svg:x="18.3cm" svg:y="13.6cm">
          <text:p text:style-name="P2">Pile d’activité</text:p>
          <draw:enhanced-geometry svg:viewBox="0 0 21600 21600" draw:type="rectangle" draw:enhanced-path="M 0 0 L 21600 0 21600 21600 0 21600 0 0 Z N"/>
        </draw:custom-shape>
        <draw:connector draw:style-name="gr30" draw:text-style-name="P7" draw:layer="layout" draw:type="lines" svg:x1="3.4cm" svg:y1="15.9cm" svg:x2="1.287cm" svg:y2="15.843cm" svg:d="M3400 15900l-2113-57" svg:viewBox="0 0 2114 58">
          <text:p text:style-name="P1"/>
          <text:p text:style-name="P1"/>
          <text:p text:style-name="P1"/>
          <text:p text:style-name="P1"/>
          <text:p text:style-name="P1"><text:tab/><text:tab/><text:tab/><text:tab/></text:p>
          <text:p text:style-name="P1"><text:tab/><text:tab/><text:tab/><text:tab/>Demande et récupère des info si la destination </text:p>
          <text:p text:style-name="P1"><text:s text:c="19"/><text:tab/> <text:s text:c="10"/>est possible sans prendre en compte </text:p>
          <text:p text:style-name="P1"><text:tab/> <text:s text:c="8"/>L’autonomie de la batterie et</text:p>
          <text:p text:style-name="P1"><text:s text:c="12"/>les points de recharge</text:p>
        </draw:connector>
        <draw:custom-shape draw:style-name="gr28" draw:text-style-name="P1" draw:layer="layout" svg:width="4.568cm" svg:height="2.664cm" svg:x="23.701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4.351cm" svg:height="0.502cm" svg:x="23.818cm" svg:y="13.498cm">
          <text:p text:style-name="P2">GraphHooper</text:p>
          <draw:enhanced-geometry svg:viewBox="0 0 21600 21600" draw:type="rectangle" draw:enhanced-path="M 0 0 L 21600 0 21600 21600 0 21600 0 0 Z N"/>
        </draw:custom-shape>
        <draw:custom-shape draw:style-name="gr19" draw:text-style-name="P2" xml:id="id82" draw:id="id82" draw:layer="layout" svg:width="3.982cm" svg:height="0.808cm" svg:x="24.001cm" svg:y="14.592cm">
          <text:p text:style-name="P2">API key</text:p>
          <draw:enhanced-geometry svg:viewBox="0 0 21600 21600" draw:type="rectangle" draw:enhanced-path="M 0 0 L 21600 0 21600 21600 0 21600 0 0 Z N"/>
        </draw:custom-shape>
        <draw:connector draw:style-name="gr29" draw:text-style-name="P7" draw:layer="layout" draw:type="lines" svg:x1="24.001cm" svg:y1="14.996cm" svg:x2="17.1cm" svg:y2="17.529cm" draw:start-shape="id82" draw:start-glue-point="3" draw:end-shape="id83" draw:end-glue-point="1" svg:d="M24001 14996h-501l-5892 2533h-508" svg:viewBox="0 0 6902 2534">
          <text:p/>
        </draw:connector>
      </draw:page>
      <draw:page draw:name="page7" draw:style-name="dp1" draw:master-page-name="Standard">
        <draw:custom-shape draw:style-name="gr47" draw:text-style-name="P1" draw:layer="layout" svg:width="13.5cm" svg:height="11cm" svg:x="8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9cm" svg:height="9.7cm" svg:x="8.9cm" svg:y="9.4cm">
          <text:p/>
          <draw:enhanced-geometry svg:viewBox="0 0 21600 21600" draw:mirror-horizontal="true" draw:type="rectangle" draw:enhanced-path="M 0 0 L 21600 0 21600 21600 0 21600 0 0 Z N"/>
        </draw:custom-shape>
        <draw:polygon draw:style-name="gr1" draw:text-style-name="P1" draw:layer="layout" svg:width="18.899cm" svg:height="5.499cm" svg:x="8.5cm" svg:y="3.3cm" svg:viewBox="0 0 18900 5500" draw:points="0,0 0,5000 13400,5000 13900,5500 18900,5500 18900,0">
          <text:p/>
        </draw:polygon>
        <draw:custom-shape draw:style-name="gr2" draw:text-style-name="P3" xml:id="id84" draw:id="id84" draw:layer="layout" svg:width="16.6cm" svg:height="0.7cm" svg:x="1.5cm" svg:y="1.6cm">
          <text:p text:style-name="P2">La voiture électri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86" draw:id="id86" draw:layer="layout" svg:width="8.264cm" svg:height="0.783cm" svg:x="11.315cm" svg:y="3.417cm">
          <text:p text:style-name="P2">Système embarqué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1" draw:layer="layout" svg:width="13.2cm" svg:height="3.683cm" svg:x="8.8cm" svg:y="4.4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87" draw:id="id87" draw:layer="layout" svg:width="12.155cm" svg:height="0.571cm" svg:x="9.245cm" svg:y="5.76cm">
          <text:p text:style-name="P2">Prise OBD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5" draw:layer="layout" svg:width="27.7cm" svg:height="0.9cm" svg:x="1cm" svg:y="0.9cm">
          <draw:text-box>
            <text:p text:style-name="P1">Schéma fonctionnel du scénario n°2,4</text:p>
          </draw:text-box>
        </draw:frame>
        <draw:custom-shape draw:style-name="gr9" draw:text-style-name="P4" draw:layer="layout" svg:width="12.387cm" svg:height="0.927cm" svg:x="9.248cm" svg:y="4.617cm">
          <text:p text:style-name="P2">Partie accessibl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108cm" svg:height="0.595cm" svg:x="9.292cm" svg:y="6.494cm">
          <text:p text:style-name="P2">Prise US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12.109cm" svg:height="0.571cm" svg:x="9.245cm" svg:y="7.229cm">
          <text:p text:style-name="P2">Bluetoo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xml:id="id88" draw:id="id88" draw:layer="layout" svg:width="6.32cm" svg:height="6.4cm" svg:x="1.43cm" svg:y="3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85" draw:id="id85" draw:layer="layout" svg:width="5.996cm" svg:height="0.783cm" svg:x="1.592cm" svg:y="3.417cm">
          <text:p text:style-name="P2">Batterie de trac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2" draw:layer="layout" svg:width="5.996cm" svg:height="0.886cm" svg:x="1.6cm" svg:y="4.5cm">
          <text:p text:style-name="P2">Capacité totale <text:line-break/>de la batteri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cm" svg:y="5.475cm">
          <text:p text:style-name="P2">Puissance instantané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996cm" svg:height="0.887cm" svg:x="1.6cm" svg:y="6.449cm">
          <text:p text:style-name="P2">Autonomie estimé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cm" svg:y="7.424cm">
          <text:p text:style-name="P2">Poids du véhicule initial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68cm" svg:height="4.164cm" svg:x="22.432cm" svg:y="4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4.351cm" svg:height="0.502cm" svg:x="22.549cm" svg:y="4.498cm">
          <text:p text:style-name="P2">Interface utilisateur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svg:x1="9.8cm" svg:y1="2.3cm" svg:x2="4.59cm" svg:y2="3.417cm" draw:start-shape="id84" draw:start-glue-point="2" draw:end-shape="id85" draw:end-glue-point="4" svg:d="M9800 2300v558h-5210v559" svg:viewBox="0 0 5211 1118">
          <text:p/>
        </draw:connector>
        <draw:connector draw:style-name="gr18" draw:text-style-name="P7" draw:layer="layout" svg:x1="9.8cm" svg:y1="2.3cm" svg:x2="15.447cm" svg:y2="3.417cm" draw:start-shape="id84" draw:start-glue-point="2" draw:end-shape="id86" draw:end-glue-point="4" svg:d="M9800 2300v558h5647v559" svg:viewBox="0 0 5648 1118">
          <text:p/>
        </draw:connector>
        <draw:custom-shape draw:style-name="gr19" draw:text-style-name="P2" draw:layer="layout" svg:width="3.982cm" svg:height="0.808cm" svg:x="22.784cm" svg:y="5.804cm">
          <text:p text:style-name="P2">Écran de navigation<text:line-break/>tactile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982cm" svg:height="0.808cm" svg:x="22.784cm" svg:y="6.736cm">
          <text:p text:style-name="P2">Haut parleur</text:p>
          <draw:enhanced-geometry svg:viewBox="0 0 21600 21600" draw:type="rectangle" draw:enhanced-path="M 0 0 L 21600 0 21600 21600 0 21600 0 0 Z N"/>
        </draw:custom-shape>
        <draw:custom-shape draw:style-name="gr53" draw:text-style-name="P2" xml:id="id92" draw:id="id92" draw:layer="layout" svg:width="2.5cm" svg:height="1.5cm" svg:x="14.7cm" svg:y="10.9cm">
          <text:p text:style-name="P2">Module </text:p>
          <text:p text:style-name="P2">Gestion Batterie</text:p>
          <draw:enhanced-geometry svg:viewBox="0 0 21600 21600" draw:type="rectangle" draw:enhanced-path="M 0 0 L 21600 0 21600 21600 0 21600 0 0 Z N"/>
        </draw:custom-shape>
        <draw:custom-shape draw:style-name="gr54" draw:text-style-name="P8" draw:layer="layout" svg:width="4.6cm" svg:height="0.486cm" svg:x="9.6cm" svg:y="9.614cm">
          <text:p text:style-name="P2">Notre système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2cm" svg:height="2cm" svg:x="11.9cm" svg:y="16.4cm">
          <text:p text:style-name="P2">Module </text:p>
          <text:p text:style-name="P2">Capture<text:line-break/>Température<text:line-break/>Prévisionnel</text:p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2.1cm" svg:height="1.9cm" svg:x="9.6cm" svg:y="10.7cm">
          <text:p text:style-name="P2">Module </text:p>
          <text:p text:style-name="P2">Capture<text:line-break/>Température</text:p>
          <text:p text:style-name="P2">Actuel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9cm" svg:height="2cm" svg:x="9.6cm" svg:y="16.4cm">
          <text:p text:style-name="P2">Module </text:p>
          <text:p text:style-name="P2">Calcul du<text:line-break/>Meilleur<text:line-break/>Trajet<text:line-break/>Accessible</text:p>
          <draw:enhanced-geometry svg:viewBox="0 0 21600 21600" draw:type="rectangle" draw:enhanced-path="M 0 0 L 21600 0 21600 21600 0 21600 0 0 Z N"/>
        </draw:custom-shape>
        <draw:custom-shape draw:style-name="gr58" draw:text-style-name="P2" xml:id="id94" draw:id="id94" draw:layer="layout" svg:width="2.5cm" svg:height="1.858cm" svg:x="14.8cm" svg:y="16.542cm">
          <text:p text:style-name="P2">Module </text:p>
          <text:p text:style-name="P2">Calcul de la</text:p>
          <text:p text:style-name="P2">Porté disponible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1.8cm" svg:height="1.558cm" svg:x="9.7cm" svg:y="13.642cm">
          <text:p text:style-name="P2">Module </text:p>
          <text:p text:style-name="P2">Capture<text:line-break/>Vidéo</text:p>
          <text:p text:style-name="P2">Routière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2cm" svg:height="2cm" svg:x="12.4cm" svg:y="10.7cm">
          <text:p text:style-name="P2">Module </text:p>
          <text:p text:style-name="P2">Instruction <text:line-break/>Routière<text:line-break/>pour<text:line-break/>l’Utilisateur</text:p>
          <draw:enhanced-geometry svg:viewBox="0 0 21600 21600" draw:type="rectangle" draw:enhanced-path="M 0 0 L 21600 0 21600 21600 0 21600 0 0 Z N"/>
        </draw:custom-shape>
        <draw:line draw:style-name="gr25" draw:text-style-name="P10" draw:layer="layout" svg:x1="1.1cm" svg:y1="11.6cm" svg:x2="7.3cm" svg:y2="11.6cm">
          <text:p text:style-name="P1"><text:span text:style-name="T1">demande et récupère les infos </text:span></text:p>
          <text:p text:style-name="P1"><text:span text:style-name="T1">de la batterie </text:span></text:p>
          <text:p text:style-name="P1"><text:span text:style-name="T1">par une application tierce</text:span></text:p>
          <text:p text:style-name="P1"><text:span text:style-name="T1"><text:s/></text:span><text:span text:style-name="T1">via la prise OBD2 (avec ou sans fil)</text:span></text:p>
        </draw:line>
        <draw:line draw:style-name="gr27" draw:text-style-name="P2" draw:layer="layout" svg:x1="1.4cm" svg:y1="13.9cm" svg:x2="3.4cm" svg:y2="13.9cm">
          <text:p text:style-name="P1"><text:line-break/><text:line-break/><text:line-break/><text:tab/><text:tab/>L’utilisateur lance notre logiciel<text:line-break/> <text:s text:c="6"/>Il s’affiche à l’écran</text:p>
        </draw:line>
        <draw:custom-shape draw:style-name="gr61" draw:text-style-name="P2" xml:id="id89" draw:id="id89" draw:layer="layout" svg:width="1.9cm" svg:height="1.658cm" svg:x="15.5cm" svg:y="14.642cm">
          <text:p text:style-name="P2">Module </text:p>
          <text:p text:style-name="P2">Interaction<text:line-break/>Utilisateur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04cm" svg:y="8.514cm">
          <text:p text:style-name="P2">Température batterie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svg:x1="9.245cm" svg:y1="6.046cm" svg:x2="7.75cm" svg:y2="6.4cm" draw:start-shape="id87" draw:start-glue-point="5" draw:end-shape="id88" draw:end-glue-point="1" svg:d="M9245 6046h-748v354h-747" svg:viewBox="0 0 1496 355">
          <text:p/>
        </draw:connector>
        <draw:custom-shape draw:style-name="gr50" draw:text-style-name="P4" draw:layer="layout" svg:width="12.8cm" svg:height="0.648cm" svg:x="8.9cm" svg:y="8.652cm">
          <text:p text:style-name="P2">Téléphone Utilisateur</text:p>
          <draw:enhanced-geometry svg:viewBox="0 0 21600 21600" draw:type="rectangle" draw:enhanced-path="M 0 0 L 21600 0 21600 21600 0 21600 0 0 Z N"/>
        </draw:custom-shape>
        <draw:connector draw:style-name="gr26" draw:text-style-name="P7" draw:layer="layout" svg:x1="17.4cm" svg:y1="15.471cm" svg:x2="20cm" svg:y2="15cm" draw:start-shape="id89" draw:start-glue-point="1" draw:end-shape="id90" draw:end-glue-point="2" svg:d="M17400 15471h2600v-471" svg:viewBox="0 0 2601 472">
          <text:p/>
        </draw:connector>
        <draw:custom-shape draw:style-name="gr68" draw:text-style-name="P1" draw:layer="layout" svg:width="3.6cm" svg:height="3.6cm" svg:x="18.2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" xml:id="id91" draw:id="id91" draw:layer="layout" svg:width="2.5cm" svg:height="0.9cm" svg:x="18.8cm" svg:y="11.2cm">
          <text:p text:style-name="P2">Interface de</text:p>
          <text:p text:style-name="P2">Communic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9" draw:layer="layout" draw:line-skew="0.299cm" svg:x1="21.3cm" svg:y1="11.65cm" svg:x2="21.4cm" svg:y2="6.046cm" draw:start-shape="id91" draw:start-glue-point="7" draw:end-shape="id87" draw:end-glue-point="7" svg:d="M21300 11650h900v-5604h-800" svg:viewBox="0 0 901 5605">
          <text:p/>
        </draw:connector>
        <draw:connector draw:style-name="gr24" draw:text-style-name="P9" draw:layer="layout" svg:x1="18.8cm" svg:y1="11.65cm" svg:x2="17.2cm" svg:y2="11.65cm" draw:start-shape="id91" draw:start-glue-point="5" draw:end-shape="id92" draw:end-glue-point="1" svg:d="M18800 11650h-1600" svg:viewBox="0 0 1601 1">
          <text:p/>
        </draw:connector>
        <draw:custom-shape draw:style-name="gr65" draw:text-style-name="P4" draw:layer="layout" svg:width="3.4cm" svg:height="0.7cm" svg:x="18.3cm" svg:y="9.7cm">
          <text:p text:style-name="P2">Application</text:p>
          <text:p text:style-name="P2">Tierce</text:p>
          <draw:enhanced-geometry svg:viewBox="0 0 21600 21600" draw:type="rectangle" draw:enhanced-path="M 0 0 L 21600 0 21600 21600 0 21600 0 0 Z N"/>
        </draw:custom-shape>
        <draw:custom-shape draw:style-name="gr67" draw:text-style-name="P1" xml:id="id90" draw:id="id90" draw:layer="layout" svg:width="3.6cm" svg:height="1.5cm" svg:x="18.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" draw:layer="layout" svg:width="3.4cm" svg:height="0.7cm" svg:x="18.3cm" svg:y="13.6cm">
          <text:p text:style-name="P2">Pile d’activité</text:p>
          <draw:enhanced-geometry svg:viewBox="0 0 21600 21600" draw:type="rectangle" draw:enhanced-path="M 0 0 L 21600 0 21600 21600 0 21600 0 0 Z N"/>
        </draw:custom-shape>
        <draw:connector draw:style-name="gr30" draw:text-style-name="P7" draw:layer="layout" draw:type="lines" svg:x1="3.313cm" svg:y1="15.757cm" svg:x2="1.2cm" svg:y2="15.7cm" svg:d="M3313 15757l-2113-57" svg:viewBox="0 0 2114 58">
          <text:p text:style-name="P1"/>
          <text:p text:style-name="P1"/>
          <text:p text:style-name="P1"/>
          <text:p text:style-name="P1"/>
          <text:p text:style-name="P1"><text:tab/><text:tab/><text:tab/><text:tab/></text:p>
          <text:p text:style-name="P1"><text:tab/><text:tab/><text:tab/><text:tab/>Demande et récupère des info si la destination </text:p>
          <text:p text:style-name="P1"><text:s text:c="19"/><text:tab/> <text:s text:c="10"/>est possible sans prendre en compte </text:p>
          <text:p text:style-name="P1"><text:tab/> <text:s text:c="8"/>L’autonomie de la batterie et</text:p>
          <text:p text:style-name="P1"><text:s text:c="12"/>les points de recharge</text:p>
        </draw:connector>
        <draw:custom-shape draw:style-name="gr28" draw:text-style-name="P1" draw:layer="layout" svg:width="4.568cm" svg:height="2.664cm" svg:x="23.701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4.351cm" svg:height="0.502cm" svg:x="23.818cm" svg:y="13.498cm">
          <text:p text:style-name="P2">GraphHooper</text:p>
          <draw:enhanced-geometry svg:viewBox="0 0 21600 21600" draw:type="rectangle" draw:enhanced-path="M 0 0 L 21600 0 21600 21600 0 21600 0 0 Z N"/>
        </draw:custom-shape>
        <draw:custom-shape draw:style-name="gr19" draw:text-style-name="P2" xml:id="id93" draw:id="id93" draw:layer="layout" svg:width="3.982cm" svg:height="0.808cm" svg:x="24.001cm" svg:y="14.592cm">
          <text:p text:style-name="P2">API key</text:p>
          <draw:enhanced-geometry svg:viewBox="0 0 21600 21600" draw:type="rectangle" draw:enhanced-path="M 0 0 L 21600 0 21600 21600 0 21600 0 0 Z N"/>
        </draw:custom-shape>
        <draw:connector draw:style-name="gr29" draw:text-style-name="P7" draw:layer="layout" draw:type="lines" svg:x1="24.001cm" svg:y1="14.996cm" svg:x2="17.3cm" svg:y2="17.471cm" draw:start-shape="id93" draw:start-glue-point="3" draw:end-shape="id94" draw:end-glue-point="1" svg:d="M24001 14996h-501l-5692 2475h-508" svg:viewBox="0 0 6702 24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draw:auto-grow-height="false" draw:auto-grow-width="tru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-gradient-name="Gradient_20_1" draw:fill-hatch-name="Hatching_20_1" draw:fill-image-name="Bitmap_20_1"/>
      <style:paragraph-properties>
        <style:tab-stops/>
      </style:paragraph-properties>
      <style:text-properties style:text-outline="tru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09:47:59.687237187</meta:creation-date>
    <dc:date>2020-10-30T13:49:14.554264810</dc:date>
    <meta:editing-duration>PT20H48M31S</meta:editing-duration>
    <meta:editing-cycles>60</meta:editing-cycles>
    <meta:generator>LibreOffice/6.4.6.2$Linux_X86_64 LibreOffice_project/40$Build-2</meta:generator>
    <meta:document-statistic meta:object-count="329"/>
  </office:meta>
</office:document-meta>
</file>